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cm"/>
    </style:style>
    <style:style style:name="ro1" style:family="table-row">
      <style:table-row-properties style:row-height="0.529cm" fo:break-before="auto" style:use-optimal-row-height="true"/>
    </style:style>
    <style:style style:name="ta1" style:family="table" style:master-page-name="PageStyle_5f_Sheet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32" table:default-cell-style-name="Default"/>
        <table:table-row table:style-name="ro1">
          <table:table-cell office:value-type="string" calcext:value-type="string">
            <text:p>O câncer de próstata é um dos tipos mais comuns de câncer entre os homens, mas não é fácil de detectar; estudo promissor aposta em combinação de imagens de ressonância e exames de sangue.</text:p>
            <text:p/>
            <text:p>O câncer de próstata é uma das formas mais comuns de câncer entre homens, com cerca de 1,2 milhões de novos casos ao ano, segundo a Associação Espanhola contra o Câncer.</text:p>
            <text:p/>
            <text:p>Ainda assim, o procedimento utilizado para diagnosticá-lo é pouco preciso.</text:p>
            <text:p/>
            <text:p>"Tradicionalmente, usamos um teste de sangue para identificar níveis elevados de um antígeno específico da próstata (PSA, na sigla em inglês) e então fazemos uma biópsia. Isso quer dizer que tiramos um tecido da próstata para examiná-lo no microscópio", explica à BBC Mark Emberton, professor de oncologia intervencionista da University College London (UCL).</text:p>
            <text:p/>
            <text:p>"Mas os níveis de PSA não são um indicador confiável do câncer de próstata: cerca de 75% dos homens que obtêm um resultado positivo não têm o câncer, enquanto que (o teste) não detecta a doença em cerca de 15% dos homens que a têm."</text:p>
            <text:p/>
            <text:p>Hoje em dia, adiciona o especialista, "diagnosticamos tumores que são inofensivos, o que leva a exames e operações desnecessárias, e ignoramos cânceres que são prejudiciais, deixando que a enfermidade se multiplique e se espalhe pelo corpo sem controle".</text:p>
            <text:p>Como se fosse uma mamografia</text:p>
            <text:p/>
            <text:p>Atualmente, Emberton faz parte do projeto ReIMAGINE liderado pela UCL, com pesquisadores do Imperial College e do King's College de Londres, além de médicos do hospital da UCL.</text:p>
            <text:p/>
            <text:p>A equipe está analisando se as imagens por ressonância magnética podem servir para fazer um diagnóstico efetivo de câncer de próstata em homens, da mesma forma que as mamografias são utilizadas para detectar o câncer de mama em mulheres.</text:p>
            <text:p/>
            <text:p>"Esperamos que, usando a ressonância magnética, possamos mudar a forma com que se diagnostica e se trata o câncer de próstata", diz Emberton.</text:p>
            <text:p/>
            <text:p>"Sabemos, por pesquisas internacionais, que a ressonância pode reduzir notavelmente e de forma segura o número de pacientes que precisam de uma biópsia invasiva."</text:p>
            <text:p/>
            <text:p>"Esses estudos fizeram com que, recentemente, as recomendações de saúde oficiais mudassem. Agora, sugere-se que a ressonância seja o primeiro teste para os homens que tenham suspeita do câncer de próstata e sejam encaminhados ao hospital pelo clínico-geral".</text:p>
            <text:p>Como os estudos estão avançando?</text:p>
            <text:p/>
            <text:p>A partir deste mês, 300 homens, que tenham entre 50 e 75 anos, serão selecionados de forma aleatória e convidados a participar do estudo.</text:p>
            <text:p/>
            <text:p>Para cada paciente, será realizado um exame de sangue (que identifica PSA) e uma ressonância magnética de 10 minutos.</text:p>
            <text:p/>
            <text:p>Ao combinar o trabalho de radiologistas e urologistas para analisar os resultados dos dois exames, será possível avaliar com mais precisão se o paciente apresenta ou não sinais de câncer de próstata.</text:p>
            <text:p>Por que é importante?</text:p>
            <text:p/>
            <text:p>Quanto antes for iniciado o tratamento, maior são as chances de um bom resultado. Em última instância, isso permite salvar vidas, conforme explica Emberton à BBC.</text:p>
            <text:p/>
            <text:p>Também permitirá que sejam feitas menos biópsias, o que reduziria o custo para o sistema de saúde, acrescenta ele.</text:p>
            <text:p/>
            <text:p>"Outro aspecto importante do estudo é que ele examinará se, em combinação com técnicas avançadas como a genômica (...), as imagens por ressonância magnética podem substituir as biópsias de próstata".</text:p>
            <text:p/>
            <text:p>"Os grupos de pacientes com câncer de próstata são uma parte extremamente importante do estudo, e a perspectiva de alcançar uma grande redução nas biópsias é uma meta importante, já que elas podem ter efeitos colaterais sérios nos pacientes", diz Emberton.</text:p>
            <text:p/>
            <text:p>Entre os efeitos colaterais mais comum estão dor, sangramento e infecções.</text:p>
            <text:p/>
            <text:p>"Nossa equipe espera recrutar mil homens com risco médio e alto de câncer para descobrir se a ressonância pode ser combinada a outros exames de diagnóstico de alta tecnologia, a fim de prever a progressão do câncer", explica Emberton.</text:p>
            <text:p/>
            <text:p>"O objetivo final é desenvolver testes que sejam melhores que as biópsias para determinar o tratamento para o tumor que seja adequado a cada pessoa, e determinar inclusive se essa pessoa não precisa de tratamento".</text:p>
            <text:p/>
            <text:p>Emberton e sua equipe esperam que, como resultado do estudo, possam chegar ao ponto de descartar a biópsia e calcular o risco baseando-se apenas na ressonância magnética e nos exames de sangue.</text:p>
            <text:p/>
            <text:p>"Detectar e tratar o câncer de próstata usando técnicas avançadas de imagem é um dos descobrimentos mais revolucionários que posso recordar na saúde dos homem, e se baseia na experiência multidisciplinar de pesquisadores universitários e médicos do mundo todo", garante o especialista.</text:p>
            <text:p/>
            <text:p>"Trabalhando juntos, continuaremos fazendo descobertas significativas para lutar contra o câncer."</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Quero dividir com vocês uma informação muito importante. Eu estive em um evento que uma amiga promoveu na loja dela, em comemoração ao Outubro Rosa. Ela levou como convidada uma médica do Hospital do Câncer daqui, que desenvolve um trabalho maravilhoso! Dentre todas as informações sobre tratamento e prevenção que ela deu, uma me chamou a atenção: ela disse que todas nós que usamos tintura de cabelo (e quem não usa?) deve tomar a seguinte precaução: tomar bastante água antes da tintura, e durante todo o tempo de ação do produto, manter a bexiga cheia e só esvaziar após lavar os cabelos. O motivo: para que as partículas de chumbo que as tinturas contêm não fiquem depositadas na bexiga, que é para onde elas são direcionadas. Com a bexiga cheia, vc pode eliminar depois. E ela disse para sempre darmos preferência para os produtos sem amônia. Não é corrente, ouvi da boca da oncologista nessa tarde. Vou divulgar em todos os grupos de mulheres que eu tenho! Vamos prevenir meninas. Beijos a todas!</text:p>
            <text:p/>
            <text:p>Conversei com uma amiga(Médica) e meu marido(médico tb)...informação corretíssima pessoal. ...e vamos repassando essa dica ótima. .....Já que muitas mulheres pintam as madeixas.....É o jeito! !!!</text:p>
            <text:p/>
            <text:p>Acabei de receber e achei que é interessante repassar.</text:p>
            <text:p/>
          </table:table-cell>
          <table:table-cell office:value-type="string" calcext:value-type="string">
            <text:p>compartilhamento</text:p>
          </table:table-cell>
          <table:table-cell table:number-columns-repeated="130"/>
        </table:table-row>
        <table:table-row table:style-name="ro1">
          <table:table-cell office:value-type="string" calcext:value-type="string">
            <text:p>Médicos da cidade chinesa de Wuhan anunciaram que uma mulher infectada com o novo coronavírus deu à luz um bebê que também contraiu a doença.</text:p>
            <text:p/>
            <text:p>Esse caso indica a possibilidade de que o vírus possa ser contraído no útero, relata o correspondente da BBC na China, Robin Brant.</text:p>
            <text:p/>
            <text:p>A emissora estatal CCTV informou que dois bebês estão infectados com o novo coronavírus, sendo o mais jovem nascido há menos de 30 horas.</text:p>
            <text:p/>
            <text:p>Citando fontes de um hospital pediátrico da cidade, a CCTV afirmou que os sinais vitais da criança são estáveis.</text:p>
            <text:p/>
            <text:p>Não há mais informações sobre esses casos.</text:p>
            <text:p/>
            <text:p>Até o dia 6 de fevereiro, a doença já tinha matado 490 pessoas e atingido 26 países. Mais de 24 mil pessoas tinham sido infectadas — 99% deles na China.</text:p>
            <text:p/>
            <text:p>Desde a semana anterior, o governo brasileiro investiga casos de suspeitas do vírus no país, mas não houve nenhuma confirmação até o momento.</text:p>
            <text:p/>
            <text:p>Desde que a doença surgiu em dezembro, Wuhan passou a ser alvo de medidas cada vez mais restritivas para tentar conter o avanço do coronavírus. Escolas fechadas, ônibus e metrôs parados. Em 23 de janeiro, a cidade foi submetida a uma quarentena completa.</text:p>
            <text:p/>
            <text:p>O novo coronavírus tem sinais e sintomas clínicos principalmente respiratórios, como febre, tosse e dificuldade para respirar.</text:p>
            <text:p/>
            <text:p>Ele é da mesma "família" dos vírus que provocaram epidemias anteriores como as de Síndrome Respiratória Aguda Grave (Sars), de 2002, e a Síndrome Respiratória do Oriente Médio (Mers), de 2012.</text:p>
            <text:p/>
            <text:p>A Organização Mundial de Saúde (OMS) decretou na semana passada uma situação de emergência de saúde pública internacional por causa do surto do novo coronavírus.</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O número de mortos por dia de covid-19 já é maior do que a média diária de mortos de tuberculose, a doença infecciosa mais letal do mundo.</text:p>
            <text:p/>
            <text:p>Na quarta-feira, 1º de abril, foram mais de 4,6 mil mortos, segundo dados do Centro Europeu de Prevenção e Controle de Doenças (ECDC, na sigla em inglês), compilados pela plataforma The World On Data, da Universidade de Oxford, no Reino Unido. Nesta quinta-feira, 2 de abril, esse número já havia ultrapassado a marca de 5 mil mortos por dia.</text:p>
            <text:p/>
            <text:p>Segundo a Organização Mundial da Saúde (OMS), a tuberculose matou cerca de 1,5 milhão de pessoas no mundo, ou 4,1 mil por dia, em 2018, os últimos dados disponíveis.</text:p>
            <text:p/>
            <text:p>É preciso ressalvar, no entanto, que a covid-19 é uma doença nova e cuja real letalidade só será conhecida ao fim da pandemia.</text:p>
            <text:p/>
            <text:p>Atualmente, de acordo com a OMS, a tuberculose é a doença infecciosa mais letal do mundo.</text:p>
            <text:p/>
            <text:p>Germes no ar</text:p>
            <text:p/>
            <text:p>Todos os anos, aproximadamente 10 milhões de pessoas são infectadas pela doença, causada pela bactéria Mycobacterium tuberculosis, que afeta principalmente os pulmões.</text:p>
            <text:p/>
            <text:p>Segundo a OMS, a tuberculose é "curável e evitável". Apesar disso, doença é uma das dez que mais matam no mundo e a mais letal quando se trata de um "agente infeccioso único".</text:p>
            <text:p/>
            <text:p>Um coquetel de antibióticos é a medicação mais usada para tratar a enfermidade.</text:p>
            <text:p/>
            <text:p>"A tuberculose é transmitida de pessoa para pessoa através do ar. Quando as pessoas com tuberculose pulmonar tossem, espirram ou cospem, elas lançam os germes da tuberculose no ar. Uma pessoa precisa inalar apenas alguns desses germes para se infectar", diz a OMS.</text:p>
            <text:p/>
            <text:p>"Cerca de um quarto da população do mundo tem tuberculose latente, ou seja, essas pessoas foram infectadas pela bactéria, mas ainda não estão doentes e não podem transmiti-la", acrescenta.</text:p>
            <text:p/>
            <text:p>No entanto, alerta a OMS, "quando uma pessoa desenvolve a tuberculose, os sintomas (tais como tosse, febre, suores noturnos ou perda de peso) podem ser leves e durar muitos meses. Isso pode levar a atrasos em buscar ajuda médica e resultar na transmissão da bactéria para outros".</text:p>
            <text:p/>
            <text:p>A tuberculose normalmente afeta adultos em idade ativa. No entanto, todas as faixas etárias podem contrair a doença. Mais de 95% dos casos e mortes estão em países em desenvolvimento.</text:p>
            <text:p/>
            <text:p>Em 2018, os 30 países do mundo com a maior incidência da doença foram responsáveis por 87% dos casos. Oito países respondem por dois terços desse total: Índia, China, Indonésia, Filipinas, Paquistão, Nigéria, Bangladesh e África do Sul.</text:p>
            <text:p>Casos no Brasil</text:p>
            <text:p/>
            <text:p>No Brasil, em 2019, foram registrados 73.864 mil novos casos da tuberculose, segundo o Ministério da Saúde. Cerca de 5 mil pessoas morreram.</text:p>
            <text:p/>
            <text:p>De acordo com a pasta, "apesar de ter cura, o abandono do tratamento é o principal motivo para a tuberculose ainda continuar fazendo vítimas fatais".</text:p>
            <text:p/>
            <text:p>"No Brasil, de cada 10 pessoas que iniciam o tratamento, pelo menos uma abandona o uso dos medicamentos", diz o Ministério da Saúde.</text:p>
            <text:p/>
            <text:p>"O tratamento oferecido no Sistema Único de Saúde (SUS) dura, em média, seis meses. Apesar da melhora dos sintomas já nas primeiras semanas após início, a cura só é garantida ao final da terapia", acrescenta o órgão.</text:p>
            <text:p/>
            <text:p>No Dia Mundial da Tuberculose (24 de março), a OMS destacou que a importância de garantir "que serviços e operações essenciais de saúde continuem protegendo a vida das pessoas com tuberculose e outras doenças ou condições de saúde".</text:p>
            <text:p/>
            <text:p>"A COVID-19 está revelando quão vulneráveis as pessoas com doenças pulmonares e sistemas imunológicos debilitados podem ser. O mundo se comprometeu a acabar com a tuberculose até 2030; melhorar a prevenção é essencial para que isso aconteça", disse em nota o diretor-geral da OMS, Tedros Adhanom Ghebreyesus.</text:p>
            <text:p/>
            <text:p>O fim da epidemia de tuberculose até 2030 está entre as metas de saúde dos Objetivos de Desenvolvimento Sustentável da ONU.</text:p>
            <text:p/>
            <text:p>O novo coronavírus já infectou quase 1 milhão de pessoas e causou cerca de 40 mil mortes em todo o mundo.</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Dr. Gupta diz: Ninguém deve morrer de câncer, exceto por descuido; (1). O primeiro passo é parar toda a ingestão de açúcar, sem açúcar em seu corpo, a célula cancerosa morrem..</text:p>
            <text:p>"Dr. Guruprasad Reddy B V, UNIVERSIDADE MÉDICA DO ESTADO DE OSH MOSCOVO, RÚSSIA</text:p>
            <text:p>Incentivei cada pessoa a receber este boletim informativo para encaminhá-lo para outras dez pessoas, certamente pelo menos uma vida será salva ... Eu fiz a minha parte, espero que você possa ajudar a fazer a sua parte. obrigado!</text:p>
            <text:p>Beber água quente de limão pode prevenir o câncer. Não adicione açúcar. A água quente de limão é mais benéfica do que a água fria de limão.</text:p>
            <text:p>Tanto a batata-doce amarela quanto a roxa têm boas propriedades de prevenção do câncer.</text:p>
            <text:p>01. Muitas vezes, jantar tarde da noite pode aumentar a chance de câncer de estômago</text:p>
            <text:p>02. Nunca pegue mais de 4 ovos por semana</text:p>
            <text:p>03. Comer as costas do frango pode causar câncer de estômago</text:p>
            <text:p>04. Nunca coma frutas depois da refeição. Frutas devem ser comidas antes das refeições</text:p>
            <text:p>05. Não tome chá durante o período de menstruação.</text:p>
            <text:p>06. Tome menos leite de soja, sem adição de açúcar ou ovo ao leite de soja</text:p>
            <text:p>07. Não coma tomate com estômago vazio</text:p>
            <text:p>08. Beber um copo de água pura todas as manhãs antes da comida para evitar pedras na vesícula biliar</text:p>
            <text:p>09. Sem comida 3 horas antes do horário de dormir</text:p>
            <text:p>10. Beber menos bebida alcoólica ou evitar, sem propriedades nutricionais, mas pode causar diabetes e hipertensão</text:p>
            <text:p>11.  Não coma pão torrado quando estiver quente no forno ou na torradeira</text:p>
            <text:p>12. Não carregue seu handphone ou qualquer dispositivo próximo a você quando estiver dormindo</text:p>
            <text:p>13. Beba 10 copos de água por dia para prevenir o câncer de bexiga</text:p>
            <text:p>14.  Beba mais água durante o dia, menos à noite</text:p>
            <text:p>15. Não beba mais de 2 xícaras de café por dia, pode causar insônia e</text:p>
            <text:p>16. Coma menos comida oleosa. Demora 5-7 horas para digeri-los, faz você se sentir cansado</text:p>
            <text:p>17. Após as 5 da tarde, coma menos</text:p>
            <text:p>18. Seis tipos de comida que te fazem feliz: banana, grapefruit, espinafre, abóbora, pêssego.</text:p>
            <text:p>19. Dormir menos de 8 horas por dia pode deteriorar nossa função cerebral. Tomar o descanso da Tarde por meia hora pode manter nossa aparência jovem.</text:p>
            <text:p>20. O tomate cozido tem melhores propriedades curativas do que o tomate cru.</text:p>
            <text:p>Água quente de limão pode sustentar a sua saúde e fazer você viver mais tempo!</text:p>
            <text:p>Água quente de limão mata as células cancerosas</text:p>
            <text:p>Adicione a água quente a 2-3 fatias de limão. Faça uma bebida diária</text:p>
            <text:p>A amargura na água quente de limão é a melhor substância para matar as células cancerígenas.</text:p>
            <text:p>A água fria de limão só tem vitamina C, sem prevenção de câncer.</text:p>
            <text:p>A água quente de limão pode controlar o crescimento do tumor.</text:p>
            <text:p>Testes clínicos comprovaram que a água quente de limão funciona.</text:p>
            <text:p>Este tipo de tratamento com extrato de limão destruirá apenas as células malignas, não afetando as células saudáveis.</text:p>
            <text:p>Em seguida ... ácido cítrico e polifenol limão no suco de limão, pode ajudar a reduzir a pressão arterial elevada,  prevenção eficaz de trombose venosa profunda, melhorar a circulação sanguínea e reduzir coágulos sanguíneos.</text:p>
            <text:p>Não importa o quão ocupado você esteja, por favor, encontre tempo para ler isso e depois peça aos outros que espalhem o amor!</text:p>
            <text:p>Depois de ler, compartilhe com os outros para espalhar o amor! Para cuidar bem da própria saúde!</text:p>
            <text:p/>
          </table:table-cell>
          <table:table-cell office:value-type="string" calcext:value-type="string">
            <text:p>compartilhamento</text:p>
          </table:table-cell>
          <table:table-cell table:number-columns-repeated="130"/>
        </table:table-row>
        <table:table-row table:style-name="ro1">
          <table:table-cell office:value-type="string" calcext:value-type="string">
            <text:p>O movimento conhecido como Outubro Rosa nasceu na década de 1990 e tem como objetivo compartilhar informações sobre o câncer de mama, promover a conscientização sobre a doença, proporcionar maior acesso aos serviços de diagnóstico e de tratamento e contribuir para a redução da mortalidade.</text:p>
            <text:p/>
            <text:p>Quando descoberto no início, a doença tem 95% de chance de cura. Vários estudos têm confirmado a importância da mamografia na redução da mortalidade pelo câncer de mama. Por outro lado, existe uma preocupação com os efeitos que a radiação ionizante pode trazer para o organismo. Em especial, uma discussão sobre o aumento do câncer de tireoide nas pacientes submetidas ao rastreamento mamográfico tem causado ansiedade entre as mulheres.</text:p>
            <text:p/>
            <text:p>A seguir, a médica radiologista, responsável pela Coordenação Diagnóstica de Radiologia do Instituto Nacional de Saúde da Mulher, da Criança e do Adolescente Fernandes Figueira (IFF/Fiocruz), Márcia Boechat; os médicos radiologistas responsáveis pelo Setor de Radiologia Mamária do IFF, Marcos de Sá Costa Rego e Melissa Koch esclarecem dúvidas sobre essa questão e falam da importância dos serviços de diagnóstico da doença.</text:p>
            <text:p/>
            <text:p>Câncer de mama não acometeu nenhum membro de minha família, por isso eu não corro risco?</text:p>
            <text:p>Existe o câncer da mama hereditário e o ocasional. Dessa forma, não significa que apenas mulheres que tenham parentes maternos com câncer de mama terão uma predisposição à doença. As mulheres que não têm ocorrência familiar também podem ser acometidas pela patologia.</text:p>
            <text:p/>
            <text:p>Quando devo fazer o exame de mamografia? Qual a finalidade desse exame?</text:p>
            <text:p>O rastreamento mamográfico deverá incluir mulheres assintomáticas a partir dos 40 anos de idade. Se existir um caso na família, como tia, irmã ou mãe, o indicado é realizar o exame todos os anos a partir dos 35 anos de idade, para prevenção da doença. O rastreamento tem duas finalidades: detecção precoce do câncer de mama e redução das cirurgias desnecessárias.</text:p>
            <text:p/>
            <text:p>A mamografia é um exame doloroso?</text:p>
            <text:p>A dor é um mecanismo subjetivo de defesa que depende da situação e do momento. Pode se admitir que é um exame desconfortável, mas dependendo da maneira como a paciente for preparada para o procedimento, o mesmo pode ser perfeitamente tolerável. A compressão o que o procedimento exige é necessária para a redução da dose de radiação, assim como, imobilidade da mama, dissociação das estruturas e uniformização das densidades.</text:p>
            <text:p/>
            <text:p>No momento do exame de mamografia, há uma exposição à radiação. Quais os problemas que essa radiação pode trazer ao nosso organismo?</text:p>
            <text:p>Em pequenas doses, a exposição à radiação não oferece riscos à saúde. O corpo humano tem tempo suficiente para substituir as células que eventualmente tenham sido alteradas ou destruídas.</text:p>
            <text:p/>
            <text:p>Existe uma preocupação sobre o aumento do câncer de tireoide nas pacientes submetidas ao rastreamento mamográfico, isso tem causado ansiedade entre as mulheres. Essa informação procede?</text:p>
            <text:p>Não. A dose de radiação para a tireoide durante a mamografia é extremamente baixa, menor que 1% da dose recebida pela mama. Assim, o risco de indução do câncer de tireoide após uma mamografia é insignificante. Em termos estatísticos, seria menos de 1 caso a cada 17 milhões de mulheres que realizarem mamografia anual entre 40 a 80 anos.</text:p>
            <text:p/>
            <text:p>Durante a realização do exame de mamografia é preciso a utilização de protetores de chumbo para a garganta – parte do corpo que abriga a glândula da tireoide?</text:p>
            <text:p>Segundo as Sociedades Nacionais, Norte-Americanas e Internacionais de Mastologia e de Radiologia, Associação Norte Americana de Tireoide e Agência Internacional de Energia Anatômica, a utilização do protetor de tireoide não é recomendada. A dose de radiação sobre a tireoide durante a realização da mamografia é extremamente baixa. É importante ressaltar ainda, que a utilização do protetor pode interferir no posicionamento da mama e gerar artefatos – fatores que reduzem a qualidade da imagem, influenciando no diagnóstico e levando a necessidade de repetição do exame. Os órgãos afirmam ainda, que o protetor não deve estar exposto na sala onde o exame ocorre, para evitar que as pacientes achem que ele é necessário.</text:p>
            <text:p/>
            <text:p>Qual a diferença entre a ultrassonografia da mama e mamografia?</text:p>
            <text:p>A ultrassonografia utiliza o som e os ecos para produzir as imagens, sendo um método operador dependente, sem qualquer dano ao organismo, com alta especificidade e menor sensibilidade. A mamografia utiliza a radiação X para produzir as imagens que alcançam uma maior sensibilidade com menos especificidade.</text:p>
            <text:p/>
            <text:p>A ultrassonografia de mama deve ser antecedida pela mamografia e complementa o exame de mamografia.</text:p>
            <text:p/>
            <text:p>Mulheres que têm silicone na mama podem fazer o exame da mamografia?</text:p>
            <text:p>Não só podem como devem, pois a mamografia continua sendo o melhor e mais prático exame de rastreamento.</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Toda vez que se fala em má formação em bebês devido ao Aedes aegypti logo se imagina a microcefalia, causada pelo vírus da zika. Mas a novidade científica é que a dengue, transmitida pelo mesmo vetor e velha conhecida dos brasileiros, pode aumentar em 50% as chances de a criança nascer com problemas neurológicos. Estas conclusões fazem parte das investigações de pesquisadores do Centro de Integração de Dados e Conhecimentos para Saúde (Cidacs) da Fiocruz Bahia, do Instituto de Saúde Coletiva (ISC) da Universidade Federal da Bahia (UFBA) e da London School of Hygiene and Tropical Medicine (LSHTM).</text:p>
            <text:p/>
            <text:p>Observando os registros de 16 milhões de nascidos vivos, entre 2006 e 2012, os pesquisadores encontraram uma taxa de 6 crianças com má formação congênita a cada 100 mil nascidos. Contudo, quando a mãe apresentou quadro de dengue durante a gestação as chances de a criança apresentar má-formação neurológica foi 50% maior do que aquelas mães que não tiveram dengue. O achado foi divulgado no artigo Symptomatic Dengue during Pregnancy and Congenital Neurologic Malformations, publicado na edição de setembro da revista Emerging Infectious Diseases, do Center for Diseases Controls and Prevention (CDC).</text:p>
            <text:p/>
            <text:p>A epidemiologista Enny Paixão, que lidera a investigação, frisa que as anomalias neurológicas durante a gestação são consideradas raras, ocorrendo em apenas 0.08% dos nascimentos da amostra. E é justamente por serem eventos bastante raros, que esses desfechos somente puderam ser observados agora, com estudos de grande volume de dados. O estudo observou que má-formações da medula espinhal e do cérebro foram quatro vezes mais frequentes em mulheres com dengue durante a gestação. Entretanto, não foi observado associação com microcefalia.</text:p>
            <text:p/>
            <text:p>Estudos anteriores</text:p>
            <text:p/>
            <text:p>Este grupo de pesquisadores publicaram recentemente outros dois estudos sobre as consequências da dengue na gestação. Publicado na Scientific Reports, um dos achados mostra que a dengue pode aumentar em quatro vezes as chances de morte materna (mulheres que estão desde a gestação até a 42 dias após o parto). Os pesquisadores mostraram que em quadros com dengue hemorrágica as chances de morte chegam a ser 450 vezes maior.</text:p>
            <text:p/>
            <text:p>No estudo anterior, o grupo identificou que a dengue durante a gestação quase dobra a probabilidade de um bebê nascer morto ou morrer durante o parto, enquanto a dengue severa aumentaria em cinco vezes as chances de um natimorto.</text:p>
            <text:p/>
            <text:p>Sobre o Cidacs</text:p>
            <text:p/>
            <text:p>O Centro de Integração de Dados e Conhecimentos para Saúde (Cidacs) é uma instituição de estudos e pesquisas baseada em projetos interdisciplinares originados na integração de grande volume de dados. Com auxílio de recursos computacionais de alto desempenho e do conhecimento já acumulado pelos pesquisadores associados, o Cidacs contribui para a produção de conhecimentos científicos inovadores para ampliar o entendimento dos determinantes e das políticas sociais e ambientais sobre a saúde da população, além de apoiar tomadas de decisões em políticas públicas, em benefício da sociedade.</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Desde que começou a ser estudada, a microbiota intestinal vem sendo associada a diversas funções do organismo. Recentemente, um estudo realizado pela Fiocruz Minas em parceria com outras instituições mostrou que este conjunto composto por cerca de 100 trilhões de micro-organismos pode ajudar a evitar uma doença que afeta aproximadamente 300 milhões de pessoas em todo o mundo: o diabetes tipo 2. A pesquisa foi publicada recentemente na Nature Communications, uma das mais influentes revistas científicas.</text:p>
            <text:p/>
            <text:p>Segundo o estudo, a Akkermansia muciniphila, bactéria presente na microbiota intestinal, pode auxiliar na transformação da glicose em energia para o corpo, diminuindo a concentração de açúcar no sangue. Entretanto, a Akkermansia seria impedida de realizar essa atividade pelo Interferon-gama, uma proteína liberada pelo próprio organismo, sempre que precisa se proteger contra infecções virais e de alguns protozoários e bactérias.</text:p>
            <text:p/>
            <text:p>“Algumas pesquisas consideram o diabetes tipo 2 como uma doença inflamatória crônica, que faz com que o Interferon-gama seja constantemente liberado, conforme ocorre com as doenças autoimunes. Por meio desse trabalho, constatamos que o Interferon atrapalha o papel modulador da Akkermansia, levando ao excesso de açúcar no sangue” , explica o pesquisador do Grupo de Informática de Biossistemas e Genômica da Fiocruz Minas Gabriel Fernandes.</text:p>
            <text:p/>
            <text:p>Para chegar aos resultados, os pesquisadores observaram a ação da Akkermansia no organismo de camundongos, incapazes de produzir o Interferon-gama. Para isso, eles alimentaram os animais e avaliaram o índice de queda da glicose somente pela ação da insulina. Depois, os cientistas introduziram a bactéria (Akkermansia) no intestino dos ratos e constataram que o nível de glicose caía ainda mais. Já em uma terceira etapa, o Interferon foi introduzido no organismo dos camundongos e, com isso, os efeitos benéficos da Akkermansia não foram mais observados.</text:p>
            <text:p/>
            <text:p>Em uma fase subsequente desse estudo, verificou-se que também em humanos existe essa correlação entre a abundância de Akkermansia muciniphila e o nível de glicose no sangue.  Ou seja, quanto maior a quantidade dessa bactéria maior a capacidade de metabolização e consequente diminuição de açúcar no sangue. Foram avaliadas as microbiotas de 268 pacientes, bem como dados bioquímicos e antropométricos.</text:p>
            <text:p/>
            <text:p>“Fizemos o sequenciamento da microbiota de cada um deles. Em seguida, por meio de análise estatística, avaliamos uma série de fatores, como quantidade de glicose, marcadores inflamatórios presentes, resistência à insulina, entre outros. Assim, verificamos que a Akkermansia e o Interferon seriam fatores determinantes da capacidade de metabolismo de glicose”, explica Fernandes.</text:p>
            <text:p/>
            <text:p>Segundo o pesquisador, o estudo abre possibilidades para novas pesquisas voltadas para o tratamento do diabetes tipo 2. “Se você tem um paciente com resistência à insulina, é possível oferecer a ele nutrientes que favoreçam a Akkemansia e neutralize a ação do Interferon diante dessa bactéria. Um possível tratamento natural seria por meio de uso de prebióticos”, avalia.</text:p>
            <text:p/>
            <text:p>Diabetes tipo 2</text:p>
            <text:p>Segundo a Sociedade Brasileira de Diabetes, no Brasil, há mais de 13 milhões de pessoas vivendo com diabetes, o que representa 6,9% da população. Desse total, cerca de 90% têm o diabetes tipo 2. Um dos principais problemas enfrentados é que, muitas vezes, o diagnóstico demora, favorecendo o aparecimento de complicações.</text:p>
            <text:p/>
            <text:p>Diferentemente do que ocorre com o tipo 1, os indivíduos com diabetes tipo 2 produzem insulina. Entretanto, muitas pessoas desenvolvem resistência a esse hormônio e, com isso, a insulina não consegue cumprir seu papel de transportar a glicose para dento das células, para que ela seja transformada em energia para o corpo. Também pode acontecer de a pessoa não produzir insulina suficiente para suprir as demandas do organismo e, assim, o hormônio insuficiente não consegue carregar todo o açúcar, que acaba se acumulando no sangue.</text:p>
            <text:p/>
            <text:p>Em boa parte dos casos, a diabetes tipo 2 pode ser controlado com atividade física e planejamento alimentar. Em outras situações, exige o uso de insulina e/ou outros medicamentos para controlar a glicose.</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MULHERES TENHAM CUIDADO!!!</text:p>
            <text:p>Se uma mulher está vendo seu período menstrual, por favor, não faça essas 4 coisas;</text:p>
            <text:p>Quer dizer:</text:p>
            <text:p>1. Não beba água gelada, água com gás ou coma coco durante a menstruação.</text:p>
            <text:p>2. Não aplique xampu na cabeça porque os poros da cabeça estão abertos durante a menstruação e podem causar dor de cabeça, é muito perigoso e esse efeito pode ser sentido quando você é jovem e depois quando fica mais velho.</text:p>
            <text:p>3. Não coma pepino durante a menstruação porque a seiva presente no pepino pode bloquear a menstruação (perda de sangue) na parede uterina e pode causar esterilidade.</text:p>
            <text:p>4. Também durante a menstruação,</text:p>
            <text:p>Seu corpo não deve ser atingido ou atingido por objetos duros, especialmente o abdome, pois pode causar vômitos e o útero pode ser ferido. E estas são as "ORIGENS DO CÂNCER DE ÚTERO, QUÍMICOS E ESTERILIDADE"</text:p>
            <text:p>Pesquisas mostram que beber gelo durante a menstruação pode fazer com que o sangue menstrual permaneça na parede uterina, após 5-10 anos pode causar "CÂNCER DE ÚTERO OU TUMOR".</text:p>
            <text:p>Por favor, esta informação é distribuída para muitas mulheres; mães, esposas, filhas ou namoradas. Mostre preocupação pelos outros. Ame sua mulher. Há beleza em compartilhar ... salvar uma mulher, você pode obter uma recompensa inesperada? Isso seria útil para as mulheres.</text:p>
            <text:p>Compartilhe esta mensagem com qualquer mulher que você conheça. (Se você é homem e recebe esta mensagem, por favor ajude as mulheres ao seu redor),</text:p>
            <text:p>Câncer de útero ou esterilidade não será sua parte ... Fonte: LPKI (Instituto de Extensão do Câncer da Indonésia)</text:p>
            <text:p/>
          </table:table-cell>
          <table:table-cell office:value-type="string" calcext:value-type="string">
            <text:p>compartilhamento</text:p>
          </table:table-cell>
          <table:table-cell table:number-columns-repeated="130"/>
        </table:table-row>
        <table:table-row table:style-name="ro1">
          <table:table-cell office:value-type="string" calcext:value-type="string">
            <text:p>Estudo da USP investigou relação entre o novo coronavírus e problemas como hipertensão, doença pulmonar e insuficiência renal</text:p>
            <text:p/>
            <text:p>Um gene bastante ativo nos pulmões de pessoas que sofrem de problemas crônicos como hipertensão e doença pulmonar obstrutiva pode ser a chave para entender por que estes pacientes têm maior risco de desenvolver quadros graves de covid-19. E também pode ser a chave para o desenvolvimento de medicamentos contra a doença. É o que sugere um grupo de cientistas da USP em um artigo compartilhado no repositório medRxiv em formato preprint (que ainda não foi revisado por cientistas externos).</text:p>
            <text:p/>
            <text:p>Usando técnicas de bioinformática e uma abordagem da biologia de sistemas, os pesquisadores investigaram se a expressão de um gene chamado ACE2 em células do pulmão é diferente para pacientes de doenças crônicas e para indivíduos saudáveis. Quando um gene está mais expresso, significa que ele está ativo e produzindo a proteína que codifica.</text:p>
            <text:p/>
            <text:p>Segundo Helder Nakaya, professor da Faculdade de Ciências Farmacêuticas (FCF) da USP e coordenador da pesquisa, como o Sars-CoV-2, o causador da covid-19 é um vírus novo para os cientistas, as hipóteses do estudo foram formuladas a partir do que se sabia sobre o coronavírus que causou a epidemia de Sars em 2003. Já se sabia daquela época, por exemplo, que o vírus da Sars usava a proteína codificada pelo ACE2 para infectar células humanas. No começo de março, uma equipe alemã demonstrou, em um trabalho publicado na revista Cell, que o Sars-CoV-2 infecta as células do pulmão seguindo o mesmo caminho de seu parente mais velho.</text:p>
            <text:p/>
            <text:p>Nakaya lembra que, durante a epidemia de Sars, os cientistas aprenderam muito sobre o coronavírus, mas as pesquisas sobre o tema ficaram mais escassas com o passar dos anos. “Olhando em retrospecto, isso é uma falha. Deveríamos ter continuado pesquisando a Sars, porque já se sabia que uma hora ou outra haveria uma epidemia de novo”, avalia o professor.</text:p>
            <text:p>Mineração de dados e comparações</text:p>
            <text:p/>
            <text:p>Para comparar a expressão de ACE2 em pacientes com doenças crônicas e os indivíduos do grupo controle, os pesquisadores da USP trabalharam com dados públicos da plataforma Medline. Eles levantaram mais de 8 mil artigos científicos indexados na plataforma que abordavam as doenças de interesse para o estudo, incluindo hipertensão, diabete, doenças cardiovasculares, doenças pulmonares, insuficiência renal crônica, câncer de pulmão e até tabagismo. Na sequência, mineraram os textos do levantamento inicial para filtrar apenas aqueles que tratavam dos genes relacionados a cada doença – entre eles, estava o ACE2.</text:p>
            <text:p/>
            <text:p>A partir dos dados desses artigos, os pesquisadores puderam analisar mais de 700 transcritomas de amostras pulmonares de pacientes com comorbidades associadas à covid-19. Transcritoma é um conjunto de moléculas de RNA. Por serem transcrições de pedaços do DNA, essas moléculas permitem aos cientistas identificar os genes que estão ativos em uma determinada célula. A quantidade de moléculas de RNA idênticas também é relevante, porque permite que os pesquisadores determinem quais genes estão mais ou menos expressos – ou seja, produzindo mais ou menos proteína.</text:p>
            <text:p/>
            <text:p>O grupo liderado pelo professor da FCF descobriu que o gene ACE2 estava altamente ativo em pacientes com essas doenças, quando comparados ao grupo controle. A única doença crônica que ficou de fora foi a diabete tipo 2, pois não havia na base usada pelos pesquisadores dados para fazer a comparação.</text:p>
            <text:p/>
            <text:p>Agora, a hipótese é que, quanto mais ativo estiver o ACE2 nas células dos pulmões, maior a chance de uma pessoa desenvolver um quadro severo de covid-19. Para provar a associação, no entanto, ainda faltam experimentos de laboratório, já que o estudo foi feito em computadores. Nakaya conta que foi uma primeira experiência de trabalho totalmente não presencial, da qual participaram vários pesquisadores. “Todo mundo conectado, coordenado on-line e usando dados públicos para criar hipóteses e usar as ferramentas e conjuntos de dados certos”, conta o professor.</text:p>
            <text:p/>
            <text:p>Além da associação entre o gene ACE2 e as comorbidades para a covid-19, os pesquisadores também encontraram outros genes que podem ter papel importante na infecção pelo novo coronavírus e são potenciais alvos para o desenvolvimento de medicamentos. “A gente também foi procurar saber quais eram os genes associados ao ACE2, que regulam o ACE2”, diz Nakaya. Um deles, o RAB1A, é conhecido por seu papel em infecções por outros vírus. Entre os demais genes, alguns ainda estão envolvidos em processos epigenéticos.</text:p>
            <text:p/>
            <text:p>Os resultados do estudo trazem desdobramentos. De acordo com o coordenador, o grupo já está investigando a relação da covid-19 com outros tecidos do corpo humano e outras doenças. “Estamos analisando amostras de mucosa nasal de crianças, adultos e idosos para ver se os níveis do gene aumentam com a idade”, contou Nakaya ao Jornal da USP. “Vamos olhar para outros genes também. Estou apostando no RAB1A, que pode ser interessante porque existe evidência para outros vírus”, completa ele.</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Um amigo que trabalha na alfândega disse que chegou uma remessa de arroz e que os padrões de saúde não foram respeitados, porque traz um vírus que só é visto no Paquistão. O arroz vem daí e os árabes pagam e subornam, para que os produtos não sejam retirados e já os distribuíram. O arroz chama-se "Dana" e o pacote é azul e diz "feito no Paquistão". Por favor, NÃO O COMPRE. Est.á muito contaminado . Partilhe esta informação com FAMÍLIA, AMIGOS E CONHECIDOS. FAÇA CHEGAR ESTA INFORMAÇÃO A TODOS.</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Hábitos saudáveis podem dar às mulheres dez anos "extras" de vida sem câncer, problemas no coração ou diabetes tipo 2.</text:p>
            <text:p/>
            <text:p>Para os homens, o benefício de uma rotina sem cigarros, com uma dieta balanceada e exercícios regulares pode chegar a 7 anos a mais livres dessas doenças.</text:p>
            <text:p/>
            <text:p>As conclusões fazem parte de uma pesquisa assinada por 13 cientistas e publicada nesta semana no periódico médico britânico BMJ.</text:p>
            <text:p/>
            <text:p>O levantamento foi feito sobre duas bases de dados, uma americana e outra britânica, que compilam informações sobre cerca de 111 mil indivíduos acompanhados por duas décadas.</text:p>
            <text:p/>
            <text:p>Para Frank Hu, da Escola de Saúde Pública de Harvard, um dos autores, o estudo traz "uma mensagem positiva para as pessoas".</text:p>
            <text:p/>
            <text:p>"Melhorando seus hábitos cotidianos, elas podem ganhar não apenas mais anos de vida, mas bons anos, com qualidade."</text:p>
            <text:p>O que são hábitos saudáveis?</text:p>
            <text:p/>
            <text:p>Os dados mostram quantos dos participantes, quando completavam 50 anos, se encaixavam em pelo menos quatro de cinco critérios:</text:p>
            <text:p/>
            <text:p>- Nunca havia fumado;</text:p>
            <text:p/>
            <text:p>- Seguiam uma dieta balanceada;</text:p>
            <text:p/>
            <text:p>- Faziam pelo menos 30 minutos de atividade física de moderada a intensa todos os dias;</text:p>
            <text:p/>
            <text:p>- Tinham Índice de Massa Corpórea (IMC) entre 18,5 e 24,9;</text:p>
            <text:p/>
            <text:p>- Não consumiam mais de uma taça pequena de vinho por dia, no caso das mulheres, ou de 500 ml de cerveja, no caso dos homens.</text:p>
            <text:p/>
            <text:p>As mulheres que se encaixavam em quatro dos cinco critérios viveram em média 34 anos sem o surgimento de câncer, problemas cardiovasculares, como ataque cardíaco ou derrame, e diabetes tipo 2 — dez anos a mais do que as mulheres que estavam fora desse grupo.</text:p>
            <text:p/>
            <text:p>Já os homens com hábitos considerados saudáveis viveram 31 anos em média livres dessas doenças, sete anos mais que os colegas que não se encaixavam nos critérios.</text:p>
            <text:p>Por que existe uma diferença entre homens e mulheres?</text:p>
            <text:p/>
            <text:p>A disparidade entre os gêneros pode ser explicada pelo fato de que as mulheres, em geral, já vivem mais que os homens.</text:p>
            <text:p/>
            <text:p>Homens que fumavam mais de 15 cigarros por dia e homens e mulheres obesos (com IMC superior a 30) estavam entre os perfis que apresentaram menor expectativa de vida, ainda de acordo com o estudo.</text:p>
            <text:p/>
            <text:p>Para ambos os sexos, um estilo de vida mais saudável não apenas reduziu o risco de aparecimento das três doenças, mas também aumentou as chances de sobrevivência nos casos em que elas foram diagnosticadas.</text:p>
            <text:p>Por que o estudo se concentrou nessas três áreas?</text:p>
            <text:p/>
            <text:p>Câncer, doenças cardiovasculares e diabetes tipo 2 são os males que mais acometem as pessoas à medida que envelhecem. E são também as que têm maior relação com os hábitos dos pacientes.</text:p>
            <text:p/>
            <text:p>Pesquisas mostram que obesidade e sobrepeso, por exemplo, estão ligadas a 13 tipos diferentes de câncer, incluindo o de mama, de intestino, de rim, de fígado e de esôfago.</text:p>
            <text:p/>
            <text:p>A Cancer Research UK, instituição sem fins lucrativos baseada no Reino Unido e dedicada à pesquisa do câncer, calcula que quatro em cada 10 casos da doença podem ser prevenidos com mudanças no estilo de vida dos pacientes, como diminuir o consumo de carne processada, aumentar a ingestão de fibras e proteger a pele dos raios ultra-violetas.</text:p>
            <text:p/>
            <text:p>Como se trata de um estudo de observação, as conclusões não implicam uma relação causal, ou seja, que os hábitos saudáveis sejam diretamente responsáveis pelo atraso no aparecimento das doenças.</text:p>
            <text:p/>
            <text:p>Ele aponta uma correlação.</text:p>
            <text:p/>
            <text:p>Além disso, está baseado em informações fornecidas pelos próprios participantes — sobre os hábitos alimentares e de exercícios, peso e altura — e que, por isso, podem não ser rigorosamente precisos.</text:p>
            <text:p/>
            <text:p>A pesquisa procurou ainda levar em conta outros fatores além dos hábitos cotidianos, como o histórico médico familiar dos participantes, etnia e idade, que também podem ter tido impacto nos resultados.</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Limão na água quente</text:p>
            <text:p/>
            <text:p>"O tema é muito importante:"</text:p>
            <text:p>Por favor publiquem a mensagem de forma ampla:</text:p>
            <text:p>O professor Tchen Horin, diretor geral do hospital do exército em Pequim, fala: "A limonada quente, pode te salvar por toda a vida"</text:p>
            <text:p>Mesmo se você estiver ocupado, deve dar uma olhada nesta mensagem e passá-la para os outros!</text:p>
            <text:p>O limão quente pode matar as células cancerígenas!</text:p>
            <text:p>Corte um limão em cruz, coloque-o em um copo e despeje água quente (essa água, se torna alcalina ) . Beba diariamente.</text:p>
            <text:p>O limão quente pode liberar uma substância contra as células cancerígenas.</text:p>
            <text:p>A limonada do Hawthorn é apenas uma vitamina C.</text:p>
            <text:p>O suco de limão quente tem um efeito sobre os tumores e as bolsas cancerosas... é a cura para todos os tipos de câncer .</text:p>
            <text:p>O tratamento com este extrato só destruirá as células malignas e não afetará as células saudáveis.</text:p>
            <text:p>Em segundo lugar : Os ácidos e o ácido monoalcólico que estão presentes no suco de limão podem regular a pressão alta e proteger as artérias para não ficarem estreitas, ajustar a circulação sanguínea e reduzir a coagulação do sangue .</text:p>
            <text:p>Depois de ler esta mensagem, conte a alguém sobre isto e passe-a para aqueles que você ama e cuida.</text:p>
            <text:p>O professor diz que quem repassa esta informação sabe que salva a vida de alguém.</text:p>
            <text:p/>
          </table:table-cell>
          <table:table-cell office:value-type="string" calcext:value-type="string">
            <text:p>compartilhamento</text:p>
          </table:table-cell>
          <table:table-cell table:number-columns-repeated="130"/>
        </table:table-row>
        <table:table-row table:style-name="ro1">
          <table:table-cell office:value-type="string" calcext:value-type="string">
            <text:p>As regiões Sul e Sudeste do país sinalizam circulação do vírus da febre amarela em macacos, o que aumenta o risco de transmissão em humanos. População deve se vacinar neste verão</text:p>
            <text:p/>
            <text:p>Com a chegada do verão, período de maior ocorrência de doenças transmitidas por mosquitos, como a febre amarela, o Ministério da Saúde alerta a população para tomar a vacina contra a doença. O recado é focado principalmente para a população que mora nas regiões Sul e Sudeste do país devido à confirmação de 38 mortes de macacos (epizootia) nos estados do Paraná (34), São Paulo (3) e Santa Catarina (1). No total, 1.087 notificações de mortes suspeitas de macacos foram registradas no país. Os dados são do último boletim epidemiológico publicado nesta quarta-feira (15) pelo Ministério da Saúde, que apresenta o monitoramento da doença de julho de 2019 a 8 de janeiro deste ano. O alerta se dá porque as regiões possuem grande contingente populacional e baixo número de pessoas vacinadas, o que contribui diretamente para os casos da doença.</text:p>
            <text:p/>
            <text:p>O público-alvo para vacinação são pessoas a partir de nove meses de vida e 59 anos de idade que não tenham comprovação de vacinação. Em 2020, as crianças passaram a ter um reforço aos quatro anos de idade. O secretário substituto de Vigilância em Saúde do Ministério da Saúde, Julio Croda, destaca que todas as pessoas da faixa etária devem buscar os serviços de saúde para se vacinarem. “Não adianta vacinar um grupo e outro não, já que a febre amarela é uma doença transmitida por um mosquito infectado e ele pode picar qualquer pessoa”, afirmou.</text:p>
            <text:p/>
            <text:p>Em relação aos casos em humanos, no mesmo período, 327 casos suspeitos de febre amarela foram notificados, destes, 50 permanecem em investigação e um foi confirmado. A vítima, residente do estado do Pará, veio à óbito. Atualmente, o Brasil tem registros apenas de febre amarela silvestre, ou seja, transmitida por mosquitos que vivem no campo e florestas. Os últimos casos de febre amarela urbana (transmitida pelo Aedes aegypti) foram registrados em 1942, no Acre.</text:p>
            <text:p/>
            <text:p>O vírus da febre amarela se mantém naturalmente em um ciclo silvestre de transmissão, que envolve macacos e mosquitos silvestres. O Ministério da Saúde realiza a vigilância de epizootias desde 1999 com objetivo de verificar e antecipar a ocorrência da doença. Assim é possível fazer a intervenção oportuna para evitar casos humanos, por meio da vacinação das pessoas e também evitar a urbanização da doença, ou seja, a transmissão por mosquitos urbanos, por meio do controle de vetores nas cidades. O macaco, principal hospedeiro e vítima da febre amarela, funciona como sentinela, indicando se o vírus está presente em determinada região.</text:p>
            <text:p/>
            <text:p>MUDANÇA NO CALENDÁRIO DE VACINAÇÃO 2020</text:p>
            <text:p/>
            <text:p>A vacina contra febre amarela é ofertada no Calendário Nacional de Vacinação e distribuída mensalmente aos estados. Em 2019, mais de 16 milhões de doses da vacina contra a febre amarela foram distribuídas para todo o país. Apesar dessa disponibilidade, há uma baixa procura da população pela vacinação. Para 2020, a pasta adquiriu 71 milhões de doses da vacina, suficiente para atender o país por mais de três anos.</text:p>
            <text:p/>
            <text:p>Em 2020, o Ministério da Saúde vai ampliar, gradativamente, a vacinação contra febre amarela para 1.101 municípios dos estados do Nordeste que ainda não faziam parte da área de recomendação de vacinação. Dessa forma, todo o país passa a contar com a vacina contra a febre amarela na rotina dos serviços.</text:p>
            <text:p/>
            <text:p>Outra mudança no calendário foi que as crianças passaram a ter um reforço da vacina aos quatro anos de idade. A decisão ocorreu porque estudos científicos recentes demonstraram uma diminuição na resposta imunológica da criança que é vacinada muito cedo, aos 9 meses, como previa o Calendário Nacional de Vacinação da criança. Desde 2017, o Ministério da Saúde seguia as orientações da Organização Mundial da Saúde (OMS) de ofertar apenas uma dose da vacina de febre amarela durante toda a vida.</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Vacinação inicia em 16 de abril em aldeias de todo Brasil</text:p>
            <text:p/>
            <text:p>Em função da vulnerabilidade dos povos indígenas, o Ministério da Saúde decidiu antecipar a vacinação contra Influenza para o dia 16 de Abril. Os indígenas receberão as equipes de vacinação em suas aldeias que adotarão todas as medidas de prevenção e controle do novo coronavírus já estabelecidas pelo Ministério da Saúde. A vacina Influenza Trivalente que será utilizada na campanha tem a seguinte composição: Influenza Tipo A (H1N1)pdm09, Influenza Tipo A (H3N2) e Influenza Tipo B (Victoria).</text:p>
            <text:p/>
            <text:p>Em todos os 34 Distritos Sanitários Especiais Indígenas (DSEI) do país as vacinas seguirão até as aldeias de carro, de barco ou de avião, sempre observando as recomendações de conservação da temperatura e de armazenamento das doses. O esforço atende a determinação do Ministério da Saúde para aumentar a cobertura da vacina contra Influenza que causa significativos problemas de saúde aos povos indígenas. Apesar de não proteger contra o Coronavírus, a vacina contra Influenza tem o objetivo de diminuir a ocorrência de casos graves, que podem levar a hospitalizações e óbitos.</text:p>
            <text:p/>
            <text:p>“As Equipes Multidisciplinares de Saúde Indígena em todo o Brasil já estão a postos para iniciar a vacinação. Todos os indígenas aldeados a partir de 06 meses de idade serão vacinados. Nosso empenho é para que todos sejam imunizados adequadamente” explicou Robson Silva, Secretário Especial de Saúde Indígena. Desta forma, além dos cuidados relativos à vacinação, todos os protocolos e notas técnicas relativas à COVID-19 serão observados.</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Dados apontam que 73% dos casos de HIV ocorrem em homens. Campanha visa conscientizar e estimular o uso do preservativo para prevenção de doenças</text:p>
            <text:p/>
            <text:p>“Pare, pense e use camisinha”. Esse é o slogan da Campanha de Carnaval lançada nessa sexta-feira (22) pelo ministro da Saúde, Luiz Henrique Mandetta, em Salvador (BA). A ação visa conscientizar os foliões que irão pular Carnaval por todo país. A ideia é estimular o uso do preservativo, principalmente entre os homens na faixa etária de 15 a 39 anos. Entre as novidades para esse ano, está a apresentação da nova embalagem da camisinha a distribuída no Sistema Único de Saúde (SUS). O Ministério da Saúde irá distribuir 12 milhões de camisinhas com a nova identidade visual durante os dias de Carnaval. O novo conceito é mais moderno e dialoga diretamente com o público jovem, que é o mais atingido por novas infecções nos últimos anos. A escolha do design foi feita a partir de concurso cultural entre 210 estudantes universitários, em 2017, em parceria com a Unesco Brasil.</text:p>
            <text:p/>
            <text:p>“Os números do HIV no Brasil, que demonstram aumento entre jovens, são muito importantes para a conscientização do grande desafio que temos na saude pública, que é uma mudança no comportamento. Precisamos cada vez mais estimular o uso do preservativo, para que o Carnaval seja sempre uma memória feliz. Vamos fazer um Carnaval e um ano inteiro de consciência em relação à responsabilidade sobre o seu corpo e o da pessoa que você ama”, destacou o ministro Luiz Henrique Mandeta.</text:p>
            <text:p/>
            <text:p>Neste ano, o embaixador da Campanha para o Carnaval é o cantor Gabriel Diniz, intérprete da música Jenifer, que promete ser o hit dos blocos no Brasil. As peças serão veiculadas na TV, internet, rádio, jornal, aeroportos, outdoor e jornal, entre os dias 22 de fevereiro e 05 de março, para a população em geral. As ações de prevenção são realizadas nos carnavais de rua em Salvador, Recife, Olinda e Rio de Janeiro.</text:p>
            <text:p/>
            <text:p>Esse ano, o Ministério da Saúde distribuiu 130 milhões de preservativos masculinos aos estados, 22% a mais que o quantitativo enviado em 2018 (106 milhões). Além disso, foram entregues também 9,9 milhões de sachês de gel lubrificante para todos os estados. Dados do último boletim epidemiológico do HIV/Aids mostram que 73% (30.659) dos novos casos de HIV em 2017 ocorreram no sexo masculino. Um em cada cinco novos casos de HIV estão entre homens de 15 a 24 anos (2017). Entre homens na faixa etária de 20 a 24 anos a taxa de detecção de aids cresceu 133% entre 2007 a 2017, passando de 15,6 para 36,2.</text:p>
            <text:p/>
            <text:p>Os jovens têm sido foco de campanhas de prevenção nos últimos anos. O Ministério da Saúde desenvolve, em conjunto com as secretarias estaduais e municipais de saúde, ações e campanhas regionais e municipais por ocasião de eventos específicos destinados à juventude, como shows e festas regionais. Pesquisas apontam que o uso do preservativo não é consistente entre os mais jovens, embora o nível de informação seja elevado em relação à forma de prevenção ao HIV.</text:p>
            <text:p/>
            <text:p>Por isso, o Ministério da Saúde tem feito esforços crescentes para estar mais próximo deste público. A Pesquisa de Conhecimentos, Atitudes e Práticas na População Brasileira (PCAP 2013), de 2013, aponta que 45% dos entrevistados disseram não ter recorrido ao preservativo naquele ano. A mesma pesquisa mostra que 94% dos brasileiros sabem que a camisinha é a melhor forma de evitar as Infecções Sexualmente Transmissíveis.</text:p>
            <text:p/>
            <text:p>CASOS DE HIV NO PAÍS</text:p>
            <text:p/>
            <text:p>Estima-se que 866 mil pessoas vivem com o HIV no Brasil. De acordo com o Boletim Epidemiológico de HIV e Aids divulgado no final do ano passado, a epidemia no Brasil está estabilizada, com taxa de detecção de casos de aids em torno de 18,3 casos a cada 100 mil habitantes, em 2017. Isso representa 40,9 mil casos novos, em média, nos últimos cinco anos.</text:p>
            <text:p/>
            <text:p>Nos últimos quatro anos, a taxa de mortalidade pela doença passou de 5,7 óbitos/100 mil habitantes em 2014 para 4,8 óbitos/100 mil habitantes em 2017.  A redução é resultado da garantia do tratamento para todos - lançada em 2013 -, aliada à melhoria do diagnóstico, além da ampliação do acesso à testagem e redução do tempo entre o diagnóstico e o início do tratamento.</text:p>
            <text:p/>
            <text:p>AÇÕES</text:p>
            <text:p/>
            <text:p>Em relação à prevenção, o Brasil vem diversificando as ações dentro de um conceito de prevenção combinada (uso de vários métodos), que inclui a distribuição de preservativos masculinos e femininos, gel lubrificante, ações educativas e ampliação do acesso a novas tecnologias, como testagem rápida (incluindo fluido oral), profilaxia pós-exposição e profilaxia pré-exposição.</text:p>
            <text:p/>
            <text:p>O Governo Federal financia o tratamento para o HIV/aids no país. Desde 2013, o país adotou o tratamento para todos, independentemente da quantidade de vírus e da situação imunológica do paciente. Desde então, até dezembro de 2018, 593 mil pessoas com HIV/aids estavam em tratamento no país. A maioria (87%) faz uso do dolutegravir, um dos melhores medicamentos do mundo, que está disponível gratuitamente no SUS. O medicamento aumenta em 42% a chance de supressão viral (que é diminuição da carga viral do HIV no sangue) entre adultos, quando comparado ao tratamento anterior, usando o efavirenz.</text:p>
            <text:p/>
            <text:p>Como ação de prevenção da doença, o Ministério da Saúde oferta, desde 2018, a Profilaxia Pré-Exposição (PrEP). A terapia está disponível em 109 serviços de 90 municípios em 22 estados e no Distrito Federal. Desde a implantação da prevenção, cerca de oito mil pessoas já fizeram uso da prevenção ao menos uma vez. Atualmente, mais de seis mil pessoas fazem uso da PreP.</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Método inovador utiliza uma bactéria para reduzir a capacidade do Aedes aegypti de transmitir o vírus da dengue, zika e chikungunya</text:p>
            <text:p/>
            <text:p>O ministro da Saúde, Luiz Henrique Mandetta, participou nesta segunda-feira (2), da liberação dos chamados mosquitos do “bem” em Niterói (RJ). A tecnologia já se mostrou promissora no combate às doenças transmitidas pelo Aedes aegypti (dengue, zika e chikungunya). Nos primeiros resultados, os insetos infectados com a bactéria Wolbachia reduziram em 75% os casos de chikungunya, em 33 bairros da região. A tecnologia inibe a transmissão de doenças que atingem o ser humano. A ação aconteceu na área externa da Clínica Comunitária da Família, Dr. Antônio Peçanha, em Niterói.</text:p>
            <text:p/>
            <text:p>“A partir desse ano, após estudos, decidimos levar o método para mais cinco biomas, para ver como a Wolbachia vai se comportar. A expansão será para Belo Horizonte, Petrolina, Fortaleza, Manaus, Campo Grande e Foz do Iguaçu. Além disso, é muito importante que todos continuem o dever de casa, não deixando água parada. Temos que redobrar a atenção, porque quando uma epidemia atinge um país, todos sofrem”, ressaltou o ministro da Saúde,Luiz Henrique Mandetta.</text:p>
            <text:p/>
            <text:p>Também participaram da ação, o secretário de Vigilância em Saúde, Wanderson de Oliveira; a presidente da Fiocruz, Nisia Trindade; a secretária municipal de Saúde de Niterói, Maria Célia; e o pesquisador da Fiocruz e líder do World Mosquito Program no Brasil, Luciano Moreira.</text:p>
            <text:p/>
            <text:p>Nesta etapa, o conjunto de bairros contemplados são Fonseca, Engenhoca, Cubango, Santana e São Lourenço, todos em Niterói. Após a soltura dos mosquitos, o ministro da Saúde visita o laboratório World Mosquito Program (WMP), da Fiocruz, onde são desenvolvidas todas as fases de produção dos insetos, desde a produção de ovos até a preparação para liberação nos locais em que o projeto acontece.</text:p>
            <text:p/>
            <text:p>A metodologia é inovadora, autossustentável e complementar às demais ações de prevenção ao mosquito. A Wolbachia é uma bactéria intracelular que, quando presente nos mosquitos, impede que os vírus da dengue, zika e chikungunya se desenvolvam dentro destes insetos. Não há qualquer modificação genética, nem da bactéria, nem do mosquito. A Wolbachia está naturalmente presente na maioria dos insetos, mas não é encontrada nos mosquitos Aedes aegypti.</text:p>
            <text:p/>
            <text:p>Até o momento, o método Wolbachia já foi aplicado em 28 bairros do Rio de Janeiro e 33 de Niterói, beneficiando 1,3 milhão de pessoas. Também faz parte do projeto a realização de ações prévias de engajamento e comunicação junto às comunidades locais e profissionais de saúde sobre a segurança do método e seu impacto no ecossistema. Esse processo de mobilização já se iniciou em Campo Grande (MS), Petrolina (PE) e Belo Horizonte (MG), sendo que a soltura dos mosquitos será iniciada nas três localidades no próximo ano, com o apoio do Ministério da Saúde.</text:p>
            <text:p/>
            <text:p>Além dos três estados, está programada uma nova expansão do Wolbachia em 2020 para: Fortaleza/CE, Foz do Iguaçu/PR e Manaus/AM. Somente em 2019, o Ministério da Saúde investiu R$ 21,7 milhões na tecnologia.</text:p>
            <text:p/>
            <text:p>As liberações dos mosquitos são realizadas semanalmente, durante 16 semanas, em grupos de bairros. Durante o monitoramento, é verificada a necessidade de realizar novas solturas pontuais. Em áreas onde é possível trafegar, a Fiocruz utiliza veículo para realizar a ação. Em áreas onde não é possível, as liberações são feitas por agentes das prefeituras.</text:p>
            <text:p>WOLBACHIA NO BRASIL</text:p>
            <text:p/>
            <text:p>Desde 2011, o Ministério da Saúde, juntamente com a Fundação Bill &amp; Melinda Gates e National Institutes of Health, já investiu R$ 31,5 milhões no método Wolbachia. As primeiras liberações dos mosquitos contendo Aedes aegypti com Wolbachia no Brasil ocorreram em 2015 nos bairros de Jurujuba em Niterói e Tubiacanga na Ilha do Governador ambos no estado do Rio de Janeiro. Em 2016 a ação foi ampliada em larga escala em Niterói e em 2017 no município do Rio de Janeiro.</text:p>
            <text:p/>
            <text:p>Além do Brasil, também desenvolvem ações do programa países como: Austrália, Colômbia, Índia, Indonésia, Sri Lanka, Vietnã, e as ilhas do oceano pacífico Fiji, Kiribati e Vanuatu.</text:p>
            <text:p>PREVENÇÃO</text:p>
            <text:p/>
            <text:p>Durante o período de seca, a população pode realizar ações de prevenção, basta tirar 10 minutos do dia para verificar se existe algum tipo de depósito de água no quintal ou dentro de casa, por exemplo. Uma vez por semana, lavar com água, sabão e esfregar com escova os pequenos depósitos móveis, como vasilha de água do animal de estimação e vasos de plantas.</text:p>
            <text:p/>
            <text:p>Além disso, é preciso descartar o lixo em local adequado, não acumular no quintal ou jogar em praças e terrenos baldios. Limpar as calhas, retirando as folhas que se acumularam no inverno também é importante para evitar pequenas poças de água.</text:p>
            <text:p/>
            <text:p>Cada pessoa pode ser um vigilante permanente de atenção à saúde, com isso não teremos dengue, zika e chikungunya.</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Mais simples e barata que as disponíveis atualmente, técnica criada por cientistas da USP possibilitou também a análise da agressividade do tumor</text:p>
            <text:p/>
            <text:p>Um estudo produzido pelo Laboratório de Investigação Médica da Disciplina de Urologia (LIM 55) da Faculdade de Medicina (FM) da USP, em parceria com o Instituto de Ciências Biomédicas (ICB) da USP, conseguiu identificar pacientes com câncer de próstata a partir do exame de amostras de urina. Além de permitir o diagnóstico de modo não invasivo, a técnica também possibilitou a análise da agressividade do tumor, fundamental para determinar o melhor tratamento.</text:p>
            <text:p/>
            <text:p>Agora, o próximo passo é a validação das descobertas. Os pesquisadores buscam financiamento para um novo projeto de pesquisa que terá como objetivo comprovar se os resultados encontrados se repetem em uma população diferente da estudada até então.</text:p>
            <text:p/>
            <text:p>Caso validadas, as descobertas poderão contribuir como uma opção mais prática e barata de exame. Apesar de já existirem testes semelhantes disponíveis comercialmente, estes são mais complexos e protegidos por patente, o que resulta em alto custo e baixa disponibilidade. “Por isso, é bastante desejável que consigamos disponibilizar esse exame, validar e talvez disponibilizar na prática”, afirma a professora Kátia Leite, professora da FMUSP e chefe do LIM 55.</text:p>
            <text:p/>
            <text:p>Atualmente, os dois principais modos de analisar a suspeita do câncer são o toque retal, que busca identificar uma zona de endurecimento na próstata relacionada à presença da doença, e o exame dos níveis de Antígeno Prostático Específico (PSA) no sangue. Apesar de menos invasivo, este último não elimina a necessidade da biópsia, explica a professora.</text:p>
            <text:p/>
            <text:p>“O PSA é um marcador interessante, pois é específico da próstata. Mas não é específico do câncer de próstata, pois também pode aumentar na hiperplasia prostática benigna e na prostatite, por exemplo”, diz a professora, que também é coautora do estudo. “O que  precisamos é de melhores indicadores para fazer uma biópsia de maneira segura e em um número menor de pacientes.”</text:p>
            <text:p/>
            <text:p>Marcadores genéticos</text:p>
            <text:p/>
            <text:p>O estudo começou em 2014, com um projeto do LIM 55 que tinha como objetivo a identificação de marcadores genéticos para prognóstico e diagnóstico do câncer de próstata. A pesquisa foi feita com homens que já tinham suspeita de câncer e, por isso, tinham indicação de biópsia para diagnóstico definitivo. Destes pacientes foi coletado um fragmento da biópsia, para estudo molecular, e também uma amostra de urina, da qual foi possível sequenciar uma série de gene.</text:p>
            <text:p/>
            <text:p>Foi então que o professor Giuseppe Palmisano, do ICB, se juntou à pesquisa. Ele propôs que a partir da urina coletada fosse caracterizado um perfil de proteína, por meio da espectrometria de massa (técnica que mede a massa e a estrutura química das moléculas). Como apontou o estudo, a urina pode conter elementos que reflitam os processos bioquímicos relacionados ao desenvolvimento de um tumor.</text:p>
            <text:p/>
            <text:p>O estudo foi realizado com 12 pacientes, sendo seis com a doença e os outros com hiperplasia benigna. Os resultados indicaram que um painel de 56 glicoproteínas (tipo de proteína ligado a um carboidrato) nas amostras de urina alcançou uma precisão de 100% no diagnóstico do câncer de próstata.</text:p>
            <text:p/>
            <text:p>Maior precisão</text:p>
            <text:p/>
            <text:p>A pesquisa também mostrou que o exame via urina é capaz de indicar a existência e agressividade do tumor com maior precisão do que o PSA sozinho. Como explica a professora Kátia, o câncer de próstata é um dos tipos mais comuns entre os homens, mas em parte dos casos não apresenta ameaça grave à saúde. Alguns deles são caracterizados como “câncer indolente”: pouco agressivos e sem necessidade de intervenção imediata.</text:p>
            <text:p/>
            <text:p>“Hoje existe uma conduta chamada de active surveillance [vigilância ativa], na qual o paciente não é tratado, e sim observado. Se o tumor muda de característica e fica com um padrão maior de agressividade, aí sim é feito o tratamento curativo”, diz. “No painel, conseguimos identificar um perfil de expressão de gene que caracterizava um tumor mais ou menos agressivo, ajudando nessa decisão de tratar ou observar.”</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Um poderoso antibiótico capaz de matar algumas das bactérias mais resistentes e perigosas do mundo foi descoberto por uma equipe de pesquisadores que usa inteligência artificial.</text:p>
            <text:p/>
            <text:p>É a primeira vez que um antibiótico é encontrado dessa maneira e, de acordo com especialistas, a descoberta é um avanço na luta contra o crescente problema de bactérias resistentes a esse tipo de medicamento.</text:p>
            <text:p/>
            <text:p>Para encontrá-lo, foi utilizado um poderoso algoritmo que analisou mais de 100 milhões de compostos químicos em questão de dias.</text:p>
            <text:p/>
            <text:p>O composto descoberto foi capaz de matar 35 tipos de bactérias capazes de matar, segundo os pesquisadores.</text:p>
            <text:p/>
            <text:p>Nos últimos anos, as infecções resistentes a antibióticos aumentaram. Estima-se que cerca de 700 mil pessoas morrem no mundo todos os anos por problemas diretamente relacionados a esse tipo de bactéria.</text:p>
            <text:p/>
            <text:p>Se os antibióticos forem tomados de maneira inadequada, as bactérias nocivas que vivem dentro do nosso corpo podem se tornar resistentes a eles — e isso significa que os medicamentos podem não funcionar quando realmente precisamos deles.</text:p>
            <text:p/>
            <text:p>No entanto, encontrar novos antibióticos é um grande desafio.</text:p>
            <text:p/>
            <text:p>Nova era</text:p>
            <text:p/>
            <text:p>"Em termos de descoberta de antibióticos, isso é absolutamente pioneiro", disse Regina Barzilay, pesquisadora principal do projeto do Instituto de Tecnologia de Massachusetts (MIT).</text:p>
            <text:p/>
            <text:p>A descoberta foi feita usando um algoritmo inspirado na arquitetura do cérebro humano.</text:p>
            <text:p/>
            <text:p>Os pesquisadores o treinaram para analisar a estrutura de 2.500 medicamentos e outros compostos para encontrar aqueles que tinham as melhores características antibacterianas contra a bactéria Escherichia coli.</text:p>
            <text:p/>
            <text:p>Então eles selecionaram 100 candidatos para testá-los fisicamente e, assim, descobriram uma substância chamada halicina.</text:p>
            <text:p/>
            <text:p>"Acho que este é um dos antibióticos mais poderosos já descobertos", disse James Collins, bioengenheiro da equipe do MIT.</text:p>
            <text:p/>
            <text:p>"Queríamos desenvolver uma plataforma que nos permitisse aproveitar o poder da inteligência artificial para marcar o início de uma nova era de descoberta de antibióticos".</text:p>
            <text:p/>
            <text:p>Peter Bannister, presidente do painel de assistência médica da Instituição de Engenharia e Tecnologia, disse que o método usado já estava "bem estabelecido" na pesquisa médica.</text:p>
            <text:p/>
            <text:p>"A mesma abordagem ganhou popularidade no desenvolvimento de novas terapias, como produtos farmacêuticos, e, no caso desta pesquisa, em antibióticos nos quais o reconhecimento de padrões pode ajudar a classificá-los entre um grande número de moléculas", disse Bannister à BBC News.</text:p>
            <text:p/>
            <text:p>"Este estudo vai além da simulação teórica e apresenta resultados pré-clínicos, que são essenciais, juntamente com ensaios clínicos subsequentes, para demonstrar claramente a eficácia e a segurança desses novos medicamentos 'descobertos pela inteligência artificial</text:p>
            <text:p/>
            <text:p>Os pesquisadores acrescentam que o uso de máquinas para acelerar a descoberta de medicamentos pode ajudar a reduzir o custo de gerar novos antibióticos no futuro.</text:p>
            <text:p>Avanços</text:p>
            <text:p/>
            <text:p>O estudo foi publicado algumas semanas depois da descoberta de molécula por inteligência artificial — ela se tornou a primeira desse tipo a ser usada em testes com humanos.</text:p>
            <text:p/>
            <text:p>Ela será usada para tratar pacientes com transtorno obsessivo-compulsivo (TOC).</text:p>
            <text:p/>
            <text:p>O uso da tecnologia de inteligência artificial no campo da assistência médica ainda está engatinhando, mas grandes avanços estão sendo feitos.</text:p>
            <text:p/>
            <text:p>Recentemente, um estudo afirmou que a inteligência artificial é mais precisa do que os médicos ao diagnosticar o câncer de mama com mamografias.</text:p>
            <text:p/>
            <text:p>Uma equipe internacional, que inclui pesquisadores do Google Health (serviço centralizado de informações pessoais focado na saúde) e do Imperial College, de Londres, projetou e treinou um modelo de computador com raios-X de cerca de 29 mil mulheres.</text:p>
            <text:p/>
            <text:p>O algoritmo foi melhor que seis radiologistas na interpretação de mamografias.</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O verão é o período de maior risco para aparecimento do animal. Limpeza do ambiente e adoção de medidas simples podem prevenir picadas</text:p>
            <text:p/>
            <text:p>Os animais peçonhentos, como os escorpiões, aranhas e lagartas, estão cada vez mais presentes no meio urbano, adaptados ao ambiente do homem devido ao crescimento acelerado dos grandes centros. Por isso, é preciso que toda a população, inclusive das grandes cidades, saiba quais medidas adotar para evitar acidentes e mortes por envenenamento.</text:p>
            <text:p/>
            <text:p>O período do verão, de dezembro a março, exige maior cuidado em relação aos acidentes com escorpiões, pois o clima úmido e quente é ideal para o aparecimento destes animais, que se abrigam em esgotos e entulhos. Os escorpiões que habitam o meio urbano se alimentam principalmente de baratas, portanto são comuns também em locais próximos a áreas com acúmulo de lixo. A adoção de hábitos simples é fundamental para prevenir acidentes.</text:p>
            <text:p/>
            <text:p>No ambiente urbano, para evitar a entrada dos escorpiões nas casas e apartamentos, a recomendação é de usar telas em ralos de chão, pias e tanques, além de vedar as frestas nas paredes e colocar soleiras nas portas. Outra medida é afastar as camas e berços das paredes, e ainda vistoriar as roupas e calçados antes de usá-los.</text:p>
            <text:p/>
            <text:p>Nas áreas externas, as principais dicas são manter jardins e quintais livres de entulhos, folhas secas e lixo doméstico. Também é importante manter todo o lixo da residência em sacos plásticos bem fechados para evitar baratas, que servem de alimento e, portanto, atraem os escorpiões. Nas casas que possuem gramado, ele deve ser mantido aparado. Outra recomendação é não colocar a mão em buracos, embaixo de pedras ou em troncos apodrecidos e usar luvas e botas de raspas de couro para realizar atividades que representem certo risco, como manusear entulhos e materiais de construção, e nas atividades de jardinagem.</text:p>
            <text:p/>
            <text:p>Nas áreas rurais, além de todas essas medidas, é essencial preservar os inimigos naturais dos escorpiões, como lagartos, sapos e as aves de hábitos noturnos, como a coruja. Estes são os principais predadores dos escorpiões.</text:p>
            <text:p/>
            <text:p>O Ministério da Saúde não recomenda a utilização de produtos químicos (pesticidas) para o controle de escorpiões. Estes produtos, além de não possuírem, até o momento, eficácia comprovada para o controle do animal em ambiente urbano, podem fazer com que eles deixem seus esconderijos, aumentando a chance de acidentes.</text:p>
            <text:p/>
            <text:p>Saiba quais são as espécies de escorpiões mais comuns nas regiões brasileiras</text:p>
            <text:p/>
            <text:p>POPULAÇÕES MAIS EXPOSTAS</text:p>
            <text:p/>
            <text:p>Os grupos considerados mais vulneráveis são os trabalhadores da construção civil, crianças e pessoas que permanecem maiores períodos dentro de casa ou nos arredores e quintais. Ainda nas áreas urbanas, estão sujeitos os trabalhadores de madeireiras, transportadoras e distribuidoras de hortifrutigranjeiros, por manusearem objetos e alimentos onde os escorpiões podem estar alojados.</text:p>
            <text:p/>
            <text:p>A grande maioria dos acidentes com escorpiões é leve e o quadro local tem início rápido e duração limitada. Os acidentados apresentam dor imediata, vermelhidão e inchaço leve por acúmulo de líquido, piloereção (pelos em pé) e sudorese (suor) localizadas, cujo tratamento é sintomático.</text:p>
            <text:p/>
            <text:p>As crianças abaixo de sete anos apresentam maior risco de apresentar sintomas longe do local da picada, como vômito e diarreia, principalmente nas picadas por escorpião-amarelo, que podem levar a casos graves e requerem a aplicação do soro em tempo adequado.</text:p>
            <text:p>O QUE FAZER EM CASO DE ACIDENTE?</text:p>
            <text:p/>
            <text:p>A recomendação é ir imediatamente ao hospital de referência mais próximo. Se possível, levar o animal ou uma foto para identificação da espécie, permitindo assim uma avaliação mais eficaz sobre a gravidade do acidente.</text:p>
            <text:p/>
            <text:p>É importante lembrar que não é em todo caso de acidente que o soro será indicado, e apenas o profissional de saúde poderá fazer essa avaliação. O antiveneno é indicado em casos moderados ou graves. Limpar o local da picada com água e sabão pode ser uma medida auxiliar, desde que não atrase a ida ao serviço de saúde.</text:p>
            <text:p/>
            <text:p>ONDE ENCONTRAR O SORO</text:p>
            <text:p/>
            <text:p>Os casos leves, que não necessitam da aplicação do antiveneno, representam cerca de 87% do total de acidentes. Desta forma, o soro antiescorpiônico é disponibilizado apenas nos hospitais de referência do Sistema Único de Saúde (SUS). As ampolas são enviadas pela pasta aos estados, que são responsáveis pela distribuição aos municípios e pela definição estratégica das unidades de referência para o atendimento destes casos. Essa logística deve ser feita de acordo com a situação epidemiológica de cada região e os estados possuem também autonomia para remanejar o soro de uma cidade para outra quando necessário. Os soros também não são disponibilizados na rede particular de saúde.</text:p>
            <text:p>CASOS E AÇÕES DE PREVENÇÃO DE ACIDENTES</text:p>
            <text:p/>
            <text:p>No Brasil, a espécie de escorpião que causa mais acidentes, Tityus serrulatus, tem se expandido para um número maior de cidades, onde até então não era encontrada. Esta espécie possui facilidade para se reproduzir e colonizar novos ambientes.</text:p>
            <text:p/>
            <text:p>Os acidentes escorpiônicos ocorrem em todo o Brasil. Desde 2009, o Ministério da Saúde realiza capacitações de identificação, manejo e controle de escorpiões nos estados brasileiros, em cooperação com as secretarias estaduais de saúde. O objetivo é que cada estado multiplique as informações recebidas a todas as suas regionais de saúde e municípios.</text:p>
            <text:p/>
            <text:p>O Ministério da Saúde registrou, em 2018, 141,4 mil casos de acidentes com escorpiões em todo o país. Em 2017, foram 125 mil registros de acidentes. Esses dados ainda são preliminares e serão revisados, portanto estão sujeitos a alteração. Em 2016, foram 91,7 mil casos. Em relação às mortes, em 2016 foram registrados 115 óbitos em todo o país e, em 2017, 88.</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Durante o churrasco, Ingrid caiu. Queriam chamar uma ambulância mas ela insistiu que estava bem e só tropeçou por causa dos sapatos novos. Ela estava um pouco pálida e tremia, deram lhe um prato novo com comida. Ingrid passou o resto da noite bem disposta e alegre. Mais tarde, o marido de Ingrid telefonou e deixou que todos soubessem, que a mulher foi internada no hospital. Às 23 horas Ingrid faleceu. Ela tinha tido um AVC durante o churrasco. Se os outros soubessem reconhecer os sintomas do AVC, Ingrid podia ainda estar viva.</text:p>
            <text:p>Algumas pessoas não morrem logo mas ficam durante muito tempo sujeitos a apoios e numa situação de desespero.</text:p>
            <text:p/>
            <text:p>Só demora 1 minuto a ler o seguinte...</text:p>
            <text:p/>
            <text:p>... Um neurologista disse, se ele consegue chegar ao pé de um indivíduo que sofreu um AVC, ele pode eliminar as sequelas de um AVC. Ele disse, o truque é diagnosticar e tratar a pessoa durante as primeiras 3 horas. Como reconhecer um AVC: Há 4 passos que devem ser seguidos para reconhecer um AVC....</text:p>
            <text:p>*Peça à pessoa para rir (ela não vai conseguir).</text:p>
            <text:p>*Peça à pessoa para dizer uma frase simples (por exemplo: hoje está um dia bonito).</text:p>
            <text:p>*Peça à pessoa para levantar os dois braços (não vai conseguir bem).</text:p>
            <text:p>*Peça à pessoa para mostrar a língua (se a língua estiver torta ou virar dum lado para o outro, é um sintoma).</text:p>
            <text:p>Se a pessoa tem alguns destes sintomas chamar imediatamente o médico, descrever os sintomas ao telefone.</text:p>
            <text:p>Um cardiologista disse, se for possivel divulgar estas dicas a um número elevado de pessoas, podemos ter a certeza, que alguma vida, eventualmente a nossa própria, pode ser salva.</text:p>
            <text:p/>
            <text:p>Mandamos todos os dias tantas coisas inúteis, também podemos enviar coisas importantes, não acha?</text:p>
            <text:p>Se também considera importante, repasse, para chegar ao maior número de pessoas possível.</text:p>
            <text:p/>
          </table:table-cell>
          <table:table-cell office:value-type="string" calcext:value-type="string">
            <text:p>compartilhamento</text:p>
          </table:table-cell>
          <table:table-cell table:number-columns-repeated="130"/>
        </table:table-row>
        <table:table-row table:style-name="ro1">
          <table:table-cell office:value-type="string" calcext:value-type="string">
            <text:p>Descrita há apenas duas semanas aproximadamente, uma rara doença inflamatória em crianças vem sendo associada ao coronavírus e já foi observada em países como Reino Unido, França, Estados Unidos e Itália.</text:p>
            <text:p/>
            <text:p>Os casos conhecidos mostram que, apenas em uma pequena parcela de crianças, essa doença pode causar sérias complicações — que podem levar ao internamento em unidades de terapia intensiva (UTIs).</text:p>
            <text:p/>
            <text:p>Até 100 crianças no Reino Unido podem ter sido afetadas e estudos sugerem que o mesmo está sendo observado em outras partes da Europa.</text:p>
            <text:p/>
            <text:p>Acredita-se que esse quadro seja causado por uma resposta atrasada do sistema imunológico a um vírus ou uma bactéria — bem semelhante ao que ocorre na síndrome de Kawasaki. Os médicos que reportaram esses casos ocorridos no Reino Unido e em outros países disseram que, na maioria das crianças, foram detectados anticorpos para o novo coronavírus.</text:p>
            <text:p/>
            <text:p>Em abril, profissionais de saúde do NHS (sistema público de saúde britânico) foram alertados para esta reação rara, mas perigosa, em crianças. O comunicado da autoridade de saúde foi motivado pelo adoecimento de oito crianças em Londres, incluindo uma de 14 anos de idade que morreu.</text:p>
            <text:p/>
            <text:p>Todas elas tinham sintomas semelhantes quando foram admitidas no Hospital Infantil Evelina de Londres: febre alta, erupções cutâneas, olhos vermelhos, inchaço e dor generalizada.</text:p>
            <text:p/>
            <text:p>A maioria das crianças não teve grandes problemas pulmonares ou respiratórios, embora sete tenham sido colocadas em ventilação mecânica para melhorar problemas cardíacos e de circulação.</text:p>
            <text:p/>
            <text:p>Médicos descrevem a reação como um "novo fenômeno" semelhante ao choque pela doença de Kawasaki — uma condição rara que afeta principalmente crianças menores de cinco anos. Os sintomas típicos são erupção cutânea, glândulas inchadas no pescoço e lábios secos e rachados.</text:p>
            <text:p/>
            <text:p>Mas a síndrome observada atualmente também afeta crianças mais velhas, de até 16 anos, com uma minoria enfrentando sérias complicações.</text:p>
            <text:p/>
            <text:p>Liz Whittaker, professora de doenças infecciosas pediátricas e imunologia da universidade Imperial College de Londres, diz que o fato de a síndrome estar ocorrendo no meio da pandemia de cvid-19 sugere que as duas coisas estão ligadas.</text:p>
            <text:p/>
            <text:p>"Você tem o pico da covid-19 e, três ou quatro semanas depois, estamos vendo uma alta desse novo fenômeno que nos faz acreditar se tratar de um fenômeno pós-infeccioso", disse ela.</text:p>
            <text:p/>
            <text:p>Isso significa que é provável que o choque esteja relacionado ao acúmulo de anticorpos após a infecção. As crianças parecem ser afetadas até seis semanas depois de terem sido infectadas pelo vírus, o que poderia explicar o aparecimento da nova síndrome várias semanas após o pico de casos no Reino Unido.</text:p>
            <text:p>'Excepcionalmente raro'</text:p>
            <text:p/>
            <text:p>Russell Viner, presidente do Colégio Real de Pediatria e Saúde Infantil, diz que a maioria das crianças afetadas pela síndrome respondeu bem ao tratamento e está perto de receber alta do hospital.</text:p>
            <text:p/>
            <text:p>Esta síndrome é "excepcionalmente rara", destaca Viner.</text:p>
            <text:p/>
            <text:p>"Isso não deve impedir que os pais deixem seus filhos sair do confinamento", acrescentou Viner, falando do relaxamento de regras de isolamento em curso no Reino Unido.</text:p>
            <text:p/>
            <text:p>Para ele, conhecer melhor esta doença inflamatória "pode ​​explicar por que algumas crianças ficam muito doentes com a covid-19, enquanto a maioria não é afetada ou é assintomática".</text:p>
            <text:p/>
            <text:p>Acredita-se que as crianças correspondam a cerca de 1 a 2% dos casos de infecção por coronavírus.</text:p>
            <text:p/>
            <text:p>Michael Levin, professor de pediatria e saúde infantil da Imperial College de Londres, explicou que a maioria das crianças afetadas pelo choque tem resultado negativo para coronavírus, mas positivo no exame que detecta anticorpos.</text:p>
            <text:p/>
            <text:p>"Então, realmente pensamos que a biologia desta doença envolve, de alguma forma, uma resposta imune incomum ao vírus", aponta Levin.</text:p>
            <text:p/>
            <text:p>Qual é a situação em outras partes do mundo?</text:p>
            <text:p/>
            <text:p>Houve casos semelhantes registrados nos EUA, Espanha, Itália, França e Holanda.</text:p>
            <text:p/>
            <text:p>Pelo menos 15 Estados dos EUA estão analisando possíveis casos desta rara condição, de acordo com o governador de Nova York, Andrew Cuomo.</text:p>
            <text:p/>
            <text:p>Dos 82 casos diagnosticados com esta síndrome inflamatória em Nova York, 53 crianças apresentaram resultado positivo ou tiveram anticorpos para a covid-19.</text:p>
            <text:p/>
            <text:p>Espera-se que o Centro de Controle de Doenças (CDC) dos EUA emita nos próximos dias um alerta com a descrição da síndrome para profissionais de saúde.</text:p>
            <text:p/>
            <text:p>Enquanto isso, na Itália, pelo menos 10 crianças foram diagnosticadas com uma síndrome do tipo, segundo um estudo publicado esta semana. Todas elas foram admitidas em um hospital em Bergamo — a cidade mais impactada pela doença na Itália — entre meados de fevereiro e meados de abril, e se recuperaram.</text:p>
            <text:p/>
            <text:p>Nos testes para anticorpos nas crianças, oito indicaram já ter tido o coronavírus, enquanto outras duas não — mas os pesquisadores reconhecem que os testes não eram 100% precisos. Os testes moleculares para detectar o material genético do vírus não são considerados úteis porque a reação tende a ocorrer muitas semanas após a infecção.</text:p>
            <text:p/>
            <text:p>O médico Lucio Verdoni, autor do artigo e médico do Hospital Papa Giovanni XXIII em Bergamo, disse: "Embora essa complicação seja muito rara, nosso estudo contribui com mais evidências de como o vírus pode estar afetando crianças".</text:p>
            <text:p/>
            <text:p>Especialistas em saúde infantil do Reino Unido dizem que talvez o choque não afete apenas crianças.</text:p>
            <text:p/>
            <text:p>Agora, eles estão trabalhando com pesquisadores dos EUA e outros países europeus sobre o que batizaram de síndrome multissistêmica inflamatória pediátrica (PIMS-TS, na sigla em inglês).</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Dados da Organização Mundial de Saúde (OMS) apontam que 16 milhões de brasileiros sofrem de diabetes. Ainda de acordo com o estudo, a taxa de incidência da doença cresceu 61,8% nos últimos dez anos. O Rio de Janeiro aparece como a capital brasileira com maior prevalência de diagnóstico médico da doença, com 10.4 casos a cada 100 mil habitantes. O diabetes é uma epidemia global e o Brasil ocupa o 4º lugar no ranking dos países com o maior número de casos, atrás de China, Índia e Estados Unidos. Vários fatores desempenham papel importante para este crescimento em países em desenvolvimento: obesidade, sedentarismo, alimentação inadequada. Além disso, as complicações (retinopatia, doença renal do diabetes, amputações, infartos e derrames) ainda são frequentes embora dados de mortalidade tenham apresentado discreta queda.</text:p>
            <text:p/>
            <text:p>De acordo com a pesquisadora Hermelinda Cordeiro Pedrosa, é preciso retomar uma política preventiva efetiva, que seja de estado e não de governo, pois doenças crônicas requerem planejamento e ações no médio e longo prazo, com educação de profissionais de saúde na atenção básica e implantação de equipes especializadas nos centros de média e alta complexidade, e certamente, educação de pacientes e familiares. Ela assumiu, em 2017, o desafio de presidir a Sociedade Brasileira de Diabetes. Formada pela Faculdade de Medicina de Campina Grande, a especialista deixou a região nordeste para fazer internato na Fundação Hospitalar do Distrito Federal (FHDF) que, na época, era ícone da saúde pública no país.  Ao longo da residência médica, ela conciliou os estudos com assistência, ensino e pesquisa, sendo preceptora na Residência em Clínica Médica do Hospital Regional de Taguatinga (HRT) e atuando fortemente na criação da Residência em Endocrinologia (2004) e Unidade de Endocrinologia do HRT (UENDO, 2012), além da Coordenação do Programa de Educação de Controle do Diabetes (PECD-DF) juntamente com José Bernardo Peniche e Maria Stela Dias (1997 a 2001).  Participou também da implantação do Centro de Pé Diabético, da criação da Residência em Endocrinologia (2004) e da Unidade de Endocrinologia do HRT (UENDO, 2012).</text:p>
            <text:p/>
            <text:p>Parceria</text:p>
            <text:p/>
            <text:p>Hoje, a pesquisadora atua em parceria com a Fiocruz em um projeto iniciado de forma pioneira pela Secretaria Estadual de Saúde (SES) do Distrito Federal, o Salvando o Pé Diabético, implementado na década de 90 e que contribuiu para a redução de 78% nas amputações no HRT.  O projeto se estendeu a vários estados brasileiros, resultou em grande visibilidade internacional e recebeu apoio do Ministério da Saúde até 2004.</text:p>
            <text:p/>
            <text:p>A médica conta que o pé diabético é uma das mazelas que provoca grande impacto nos custos e na qualidade de vida dos pacientes diabéticos. Ela lembra que a Fiocruz se interessou por um produto desenvolvido em Cuba, o Fator de Crescimento Epidérmico Humano Recombinante, Heberprot®, que apresentou resultados bastante promissores.</text:p>
            <text:p/>
            <text:p>Prevenção e ação</text:p>
            <text:p/>
            <text:p>O lema da gestão 2018-2019 da Sociedade Brasileira de Diabetes é educar, apoiar e transformar.  A presença de membros da diretoria e departamentos ligados à docência, saúde pública e pesquisa, acredita Hermelinda, fará com que as ações sejam conduzidas nesse sentido.  "Pretendemos dar continuidade aos projetos implantados e aperfeiçoar aqueles que requeiram ajustes, reforçar a integração entre os Departamentos da SBD e os ativos de comunicação da sociedade, visando estender conhecimento às áreas mais desfavorecidas do nosso país.  Também vem sido feitas uma série de parcerias com projetos internacionais, como as ações do Step by Step (Neuropatia e Pé Diabético), atividades em maior escala com a Worldwide e a World Diabetes Foundation e o Projeto Prevenção de Hipoglicemia, adaptado de um modelo do Reino Unido e conduzido pelo colega e amigo Dr. Simon Heller.</text:p>
            <text:p/>
            <text:p>Outra ação que merece destaque é a realização de projeto das regionais nacionais, que contribuirão na capacitação de professores para o Diabetes nas Escolas, além de avanços no Diabetes sem Fronteiras.</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Cientistas do Reino Unido devem começar a testar um tratamento que, segundo esperam, possa combater os efeitos da covid-19 nos pacientes mais graves.</text:p>
            <text:p/>
            <text:p>Eles constataram que aqueles que desenvolvem a forma mais grave da doença têm números extremamente baixos de uma célula imune chamada célula T.</text:p>
            <text:p/>
            <text:p>As células T "limpam" a infecção do corpo.</text:p>
            <text:p/>
            <text:p>O ensaio clínico avaliará se um medicamento chamado interleucina 7, conhecido por aumentar o número de células T, pode ajudar na recuperação dos pacientes.</text:p>
            <text:p/>
            <text:p>O estudo envolve cientistas do Instituto Francis Crick, King's College London e do hospital Guy's e St Thomas'. Eles examinaram as células imunes no sangue de 60 pacientes de covid-19 e encontraram uma aparente queda no número de células T.</text:p>
            <text:p/>
            <text:p>Adrian Hayday, do Instituto Crick, disse que foi uma "grande surpresa" ver o que estava acontecendo com as células imunológicas.</text:p>
            <text:p/>
            <text:p>"Elas estão tentando nos proteger, mas o vírus parece estar fazendo algo que está puxando o tapete delas, porque seus números diminuíram drasticamente."</text:p>
            <text:p/>
            <text:p>Em uma gota de sangue de microlitro (0,001 ml), adultos saudáveis normais têm entre 2 mil e 4 mil células T, também chamadas linfócitos T.</text:p>
            <text:p/>
            <text:p>Os pacientes de covid-19 que a equipe testou tinham entre 200 e 1,2 mil.</text:p>
            <text:p>'Extremamente encorajador'</text:p>
            <text:p/>
            <text:p>Os pesquisadores dizem que essas descobertas abrem caminho para que eles desenvolvam um "teste de impressão digital" para verificar os níveis de células T no sangue, o que poderia fornecer indicações precoces de quem poderia desenvolver doenças mais graves.</text:p>
            <text:p/>
            <text:p>Mas também oferece a possibilidade de um tratamento específico para reverter esse declínio das células imunológicas.</text:p>
            <text:p/>
            <text:p>Manu Shankar-Hari, médico de cuidados intensivos do hospital Guy's e St Thomas', em Londres, disse que cerca de 70% dos pacientes que observa em terapia intensiva com covid-19 chegam com 400 a 800 linfócitos por microlitro.</text:p>
            <text:p/>
            <text:p>"Quando eles começam a se recuperar, o nível de linfócitos também começa a voltar", acrescenta.</text:p>
            <text:p/>
            <text:p>A interleucina 7 já foi testada em um pequeno grupo de pacientes com sepse e comprovou aumentar com segurança a produção dessas células específicas.</text:p>
            <text:p/>
            <text:p>Nesse estudo, ela será administrada a pacientes com baixa contagem de linfócitos em tratamento intensivo por mais de três dias.</text:p>
            <text:p/>
            <text:p>Shankar-Hari disse: "Esperamos que [quando aumentarmos a contagem de células] as infecções virais sejam eliminadas.</text:p>
            <text:p/>
            <text:p>"Como médico intensivista, eu cuido dos pacientes que estão extremamente mal e, além dos cuidados de suporte, não temos nenhum tratamento ativo direto contra a doença".</text:p>
            <text:p/>
            <text:p>"Portanto, um tratamento como esse no contexto de um ensaio clínico é extremamente encorajador para médicos de cuidados intensivos em todo o Reino Unido".</text:p>
            <text:p/>
            <text:p>A pesquisa também forneceu informações sobre as formas específicas pelas quais a covid-19 interage com o sistema imunológico, o que, segundo Hayday, será vital à medida que cientistas de todo o mundo procuram informações clinicamente valiosas.</text:p>
            <text:p/>
            <text:p>"O vírus que causou essa emergência no planeta é único — e diferente. É algo sem precedentes."</text:p>
            <text:p/>
            <text:p>"A razão exata para essa interrupção — a chave nos trabalhos do sistema de células T — não está clara para nós.</text:p>
            <text:p/>
            <text:p>"Este vírus está realmente fazendo algo distinto e pesquisas futuras - que começaremos imediatamente — precisam descobrir o mecanismo pelo qual ele está causando esses efeitos."</text:p>
            <text:p/>
          </table:table-cell>
          <table:table-cell office:value-type="string" calcext:value-type="string">
            <text:p>sem compartilhamento</text:p>
          </table:table-cell>
          <table:table-cell table:number-columns-repeated="130"/>
        </table:table-row>
        <table:table-row table:style-name="ro1">
          <table:table-cell office:value-type="string" calcext:value-type="string">
            <text:p>ESSA EU REPASSO COM MAIOR PRAZER, E ESPERO QUE VOCÊ FAÇA O MESMO, REPASSE A TODOS OS SEUS CONTATOS</text:p>
            <text:p>Vacina anti-câncer RINS E PELE</text:p>
            <text:p>Boas notícias são para partilhar.</text:p>
            <text:p>Já existe vacina anti-câncer (pele e rins). Foi desenvolvida por cientistas médicos brasileiros,uma vacina para estes dois tipos de câncer, que se mostrou eficaz, tanto no estágio inicial como em fase mais avançada.</text:p>
            <text:p>A vacina é fabricada em laboratório utilizando um pequeno pedaço do tumor do próprio paciente. Em 30 dias está pronta, e é remetida para o médico oncologista do paciente.</text:p>
            <text:p>Nome do médico que desenvolveu a vacina:José Alexandre Barbuto</text:p>
            <text:p>Hospital Sírio Libanês — Grupo Genoma.</text:p>
            <text:p>Telefone do Laboratório: 0800–7737327 — (falar com Dra. Ana Carolina ou Dra.. Karyn, para maiores detalhes)</text:p>
            <text:p>http://www.vacinacontraocancer.com.br/</text:p>
            <text:p>Isto sim é algo que precisa ser repassado....</text:p>
            <text:p>Alguém pode estar precisando !!!!!</text:p>
            <text:p>Por favor, divulguem esta vitória da medicina genética brasileira!!!!</text:p>
            <text:p/>
            <text:p>R E P A S S E M</text:p>
            <text:p/>
          </table:table-cell>
          <table:table-cell office:value-type="string" calcext:value-type="string">
            <text:p>compartilhamento</text:p>
          </table:table-cell>
          <table:table-cell table:number-columns-repeated="130"/>
        </table:table-row>
        <table:table-row table:style-name="ro1">
          <table:table-cell office:value-type="string" calcext:value-type="string">
            <text:p>Água sanitária nos esgotos.</text:p>
            <text:p>Por favor, adicione 1 colher de sopa de água sanitária em cada ralo das suas privadas, lavatórios, banheiras, chuveiros, lava-louças , etc ...</text:p>
            <text:p>As autoridades holandesas descobriram que o vírus está crescendo e se multiplicando no sistema de águas residuais. Eles descobriram que mesmo as pessoas que estavam confinadas em suas casas pegaram o vírus e decidiram testar a água do sistema de águas residuais e encontraram o vírus Covid-19 ativo nos esgotos.</text:p>
            <text:p>Peça a todos que você conhece para fazer o mesmo.</text:p>
            <text:p>Todos os desinfetantes fortes e corrosivos podem desempenhar o mesmo papel, mas a água sanitária concentrada é a melhor opção.</text:p>
            <text:p>Espalhe!</text:p>
            <text:p>Dra Erotilde Honório</text:p>
            <text:p/>
          </table:table-cell>
          <table:table-cell office:value-type="string" calcext:value-type="string">
            <text:p>compartilhamento</text:p>
          </table:table-cell>
          <table:table-cell table:number-columns-repeated="130"/>
        </table:table-row>
        <table:table-row table:style-name="ro1">
          <table:table-cell office:value-type="string" calcext:value-type="string">
            <text:p>Finalmente, um estudante indiano da Universidade Pondicherry, chamado Ramu encontrou uma cura de remédio caseiro para Covid-19, que é a primeira vez aceita pela OMS.</text:p>
            <text:p/>
            <text:p>Ele provou que, adicionando 1 colher de sopa de pó de pimenta preta a 2 colheres de mel de e um suco de gengibre por 5 dias consecutivos suprimiria os efeitos da Corona.</text:p>
            <text:p>E, eventualmente, vá embora 100% - todo o mundo está começando a aceitar esse remédio.</text:p>
            <text:p/>
            <text:p>Finalmente, uma boa notícia em 2020 !! Por favor, circule esta informação para todos os membros e amigos da sua família. Conforme recebido para eles ficarem preparados com isso.</text:p>
            <text:p/>
          </table:table-cell>
          <table:table-cell office:value-type="string" calcext:value-type="string">
            <text:p>compartilhamento</text:p>
          </table:table-cell>
          <table:table-cell table:number-columns-repeated="130"/>
        </table:table-row>
        <table:table-row table:style-name="ro1">
          <table:table-cell office:value-type="string" calcext:value-type="string">
            <text:p>Tenho que confessar, Bill Gates realmente é um gênio do mal! É fácil controlar quem gosta de ser submisso.</text:p>
            <text:p/>
            <text:p>Gates está finalizando a vacina INO-4800 não liquida, que, segundo ele, irá salvar toda humanidade! Uma vacina em formato de selo que vai sobre a pele, pois segundo Gates é menos dolorida e mais eficiente! Cada selo ( VACINA ) terá um código individual por pessoa.</text:p>
            <text:p/>
            <text:p>Depois de ser todos contaminados, ops...digo, vacinados, você só conseguirá acessar suas redes sociais, Google, contas da Microsoft, E-mail etc, se digitar ou escanear o código que está no selo ( Vacina ).</text:p>
            <text:p>Uma forma eficiente e engenhosa de controlar todos.</text:p>
            <text:p/>
            <text:p>Ai é onde entra o 5G, a nova tecnologia e suas milhares de antenas espalhadas em todo o mundo, será responsável por lhe monitorar 24 horas por dia.</text:p>
            <text:p>Na China já funciona assim! Lá foi um pouquinho pior, pois o governo ditador confiscou todos os aparelhos telefônicos da população.</text:p>
            <text:p/>
            <text:p>Nunca foi pela saúde, sempre foi pelo controle.</text:p>
            <text:p/>
            <text:p>RECUSE A INO-4800....</text:p>
            <text:p>RECUSE O 5G..</text:p>
            <text:p>RECUSE A NOVA ORDEM MUNDIAL......</text:p>
            <text:p>- Naite Borges</text:p>
            <text:p/>
          </table:table-cell>
          <table:table-cell office:value-type="string" calcext:value-type="string">
            <text:p>sem compartilhamento</text:p>
          </table:table-cell>
          <table:table-cell table:number-columns-repeated="130"/>
        </table:table-row>
        <table:table-row table:style-name="ro1" table:number-rows-repeated="1048546">
          <table:table-cell table:number-columns-repeated="132"/>
        </table:table-row>
        <table:table-row table:style-name="ro1">
          <table:table-cell table:number-columns-repeated="13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05T23:25:54</meta:creation-date>
    <dc:date>2020-10-05T20:30:57.439485252</dc:date>
    <meta:generator>LibreOffice/6.3.4.2$Linux_X86_64 LibreOffice_project/60da17e045e08f1793c57c00ba83cdfce946d0aa</meta:generator>
    <meta:editing-duration>PT5M</meta:editing-duration>
    <meta:editing-cycles>1</meta:editing-cycles>
    <meta:document-statistic meta:table-count="1" meta:cell-count="5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